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000000020000000204B249CA79A42C6D7.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style:text-properties officeooo:paragraph-rsid="011d1c05"/>
    </style:style>
    <style:style style:name="P2"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7"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8"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9"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0"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 style:family="paragraph" style:parent-style-name="Standard">
      <style:paragraph-properties fo:line-height="100%"/>
      <style:text-properties style:use-window-font-color="true" loext:opacity="0%" style:font-name="Calibri1" fo:font-size="10.5pt" fo:language="en" fo:country="US" fo:font-weight="normal" officeooo:rsid="05bb313d" officeooo:paragraph-rsid="05ce4b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3"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5e7786a" officeooo:paragraph-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5"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6"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17"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18"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19"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20" style:family="paragraph" style:parent-style-name="Standard">
      <style:paragraph-properties fo:margin-top="0.1083in" fo:margin-bottom="0.2165in" style:contextual-spacing="false" fo:line-height="100%" fo:text-align="center" style:justify-single-word="false"/>
      <style:text-properties officeooo:paragraph-rsid="0624198a"/>
    </style:style>
    <style:style style:name="P21" style:family="paragraph" style:parent-style-name="Standard">
      <style:paragraph-properties fo:margin-top="0.1083in" fo:margin-bottom="0.2165in" style:contextual-spacing="false" fo:line-height="100%"/>
      <style:text-properties officeooo:paragraph-rsid="00972124"/>
    </style:style>
    <style:style style:name="P22"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3"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 Light" fo:font-size="12pt" fo:language="en" fo:country="US" fo:font-weight="bold" officeooo:rsid="008c1641" officeooo:paragraph-rsid="0643dbf6"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24" style:family="paragraph" style:parent-style-name="Standard">
      <style:paragraph-properties fo:margin-top="0in" fo:margin-bottom="0.2165in" style:contextual-spacing="false" fo:line-height="100%"/>
    </style:style>
    <style:style style:name="P25" style:family="paragraph" style:parent-style-name="Standard">
      <style:paragraph-properties fo:margin-top="0in" fo:margin-bottom="0.2165in" style:contextual-spacing="false" fo:line-height="100%"/>
      <style:text-properties officeooo:paragraph-rsid="0002b6dc"/>
    </style:style>
    <style:style style:name="P26" style:family="paragraph" style:parent-style-name="Standard">
      <style:paragraph-properties fo:margin-top="0in" fo:margin-bottom="0.2165in" style:contextual-spacing="false" fo:line-height="100%"/>
      <style:text-properties officeooo:paragraph-rsid="001335dd"/>
    </style:style>
    <style:style style:name="P27" style:family="paragraph" style:parent-style-name="Standard">
      <style:paragraph-properties fo:margin-top="0in" fo:margin-bottom="0.2165in" style:contextual-spacing="false" fo:line-height="100%"/>
      <style:text-properties officeooo:paragraph-rsid="00d28e3a"/>
    </style:style>
    <style:style style:name="P28" style:family="paragraph" style:parent-style-name="Standard">
      <style:paragraph-properties fo:margin-top="0in" fo:margin-bottom="0.2165in" style:contextual-spacing="false" fo:line-height="100%"/>
      <style:text-properties officeooo:paragraph-rsid="00cd4a52"/>
    </style:style>
    <style:style style:name="P29" style:family="paragraph" style:parent-style-name="Standard">
      <style:paragraph-properties fo:margin-top="0in" fo:margin-bottom="0.2165in" style:contextual-spacing="false" fo:line-height="100%"/>
      <style:text-properties officeooo:paragraph-rsid="036569c2"/>
    </style:style>
    <style:style style:name="P30" style:family="paragraph" style:parent-style-name="Standard">
      <style:paragraph-properties fo:margin-top="0in" fo:margin-bottom="0.2165in" style:contextual-spacing="false" fo:line-height="100%"/>
      <style:text-properties officeooo:paragraph-rsid="020cb69e"/>
    </style:style>
    <style:style style:name="P31" style:family="paragraph" style:parent-style-name="Standard">
      <style:paragraph-properties fo:margin-top="0in" fo:margin-bottom="0.2165in" style:contextual-spacing="false" fo:line-height="100%"/>
      <style:text-properties officeooo:paragraph-rsid="02c47552"/>
    </style:style>
    <style:style style:name="P32" style:family="paragraph" style:parent-style-name="Standard">
      <style:paragraph-properties fo:margin-top="0in" fo:margin-bottom="0.2165in" style:contextual-spacing="false" fo:line-height="100%"/>
      <style:text-properties officeooo:paragraph-rsid="00a5565b"/>
    </style:style>
    <style:style style:name="P33" style:family="paragraph" style:parent-style-name="Standard">
      <style:paragraph-properties fo:margin-top="0in" fo:margin-bottom="0.2165in" style:contextual-spacing="false" fo:line-height="100%"/>
      <style:text-properties officeooo:paragraph-rsid="0478b754"/>
    </style:style>
    <style:style style:name="P34" style:family="paragraph" style:parent-style-name="Standard">
      <style:paragraph-properties fo:margin-top="0in" fo:margin-bottom="0.2165in" style:contextual-spacing="false" fo:line-height="100%"/>
      <style:text-properties officeooo:paragraph-rsid="0499b0ff"/>
    </style:style>
    <style:style style:name="P35" style:family="paragraph" style:parent-style-name="Standard">
      <style:paragraph-properties fo:margin-top="0in" fo:margin-bottom="0.2165in" style:contextual-spacing="false" fo:line-height="100%" fo:text-align="center" style:justify-single-word="false"/>
    </style:style>
    <style:style style:name="P36" style:family="paragraph" style:parent-style-name="Standard">
      <style:paragraph-properties fo:margin-top="0in" fo:margin-bottom="0.2165in" style:contextual-spacing="false" fo:line-height="100%"/>
      <style:text-properties officeooo:paragraph-rsid="057ab042"/>
    </style:style>
    <style:style style:name="P37"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5e3f4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8" style:family="paragraph" style:parent-style-name="Standard">
      <style:paragraph-properties fo:margin-top="0in" fo:margin-bottom="0.2165in" style:contextual-spacing="false" fo:line-height="100%"/>
      <style:text-properties style:font-name="Calibri1" fo:font-size="10.5pt" officeooo:paragraph-rsid="032217e8" style:font-size-asian="10.5pt" style:font-size-complex="10.5pt"/>
    </style:style>
    <style:style style:name="P39"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0"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41"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42"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43"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44"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45"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287ee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46"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b7ba3e"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47" style:family="paragraph" style:parent-style-name="Standard">
      <style:paragraph-properties fo:margin-top="0in" fo:margin-bottom="0.1083in" style:contextual-spacing="false" fo:line-height="100%"/>
    </style:style>
    <style:style style:name="P48" style:family="paragraph" style:parent-style-name="Standard">
      <style:paragraph-properties fo:margin-top="0in" fo:margin-bottom="0.1083in" style:contextual-spacing="false" fo:line-height="100%"/>
      <style:text-properties officeooo:paragraph-rsid="03bc704c"/>
    </style:style>
    <style:style style:name="P49" style:family="paragraph" style:parent-style-name="Standard">
      <style:paragraph-properties fo:margin-top="0in" fo:margin-bottom="0.1083in" style:contextual-spacing="false" fo:line-height="100%"/>
      <style:text-properties officeooo:paragraph-rsid="008758a8"/>
    </style:style>
    <style:style style:name="P50" style:family="paragraph" style:parent-style-name="Standard">
      <style:paragraph-properties fo:margin-top="0in" fo:margin-bottom="0.1083in" style:contextual-spacing="false" fo:line-height="100%"/>
      <style:text-properties officeooo:paragraph-rsid="02496734"/>
    </style:style>
    <style:style style:name="P51" style:family="paragraph" style:parent-style-name="Standard">
      <style:paragraph-properties fo:margin-top="0in" fo:margin-bottom="0.1083in" style:contextual-spacing="false" fo:line-height="100%"/>
      <style:text-properties officeooo:paragraph-rsid="01f7d917"/>
    </style:style>
    <style:style style:name="P52" style:family="paragraph" style:parent-style-name="Standard">
      <style:paragraph-properties fo:margin-top="0in" fo:margin-bottom="0.1083in" style:contextual-spacing="false" fo:line-height="100%"/>
      <style:text-properties officeooo:paragraph-rsid="00576d14"/>
    </style:style>
    <style:style style:name="P53" style:family="paragraph" style:parent-style-name="Standard">
      <style:paragraph-properties fo:margin-top="0in" fo:margin-bottom="0.1083in" style:contextual-spacing="false" fo:line-height="100%"/>
      <style:text-properties officeooo:paragraph-rsid="02bf3a29"/>
    </style:style>
    <style:style style:name="P54" style:family="paragraph" style:parent-style-name="Standard">
      <style:paragraph-properties fo:margin-top="0in" fo:margin-bottom="0.1083in" style:contextual-spacing="false" fo:line-height="100%"/>
      <style:text-properties officeooo:paragraph-rsid="013d64b4"/>
    </style:style>
    <style:style style:name="P55"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56"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57" style:family="paragraph" style:parent-style-name="Standard">
      <style:paragraph-properties fo:margin-top="0in" fo:margin-bottom="0.1083in" style:contextual-spacing="false" fo:line-height="100%" fo:text-align="start" style:justify-single-word="false"/>
      <style:text-properties officeooo:paragraph-rsid="061f5fa1"/>
    </style:style>
    <style:style style:name="P58" style:family="paragraph" style:parent-style-name="Standard">
      <style:paragraph-properties fo:margin-top="0in" fo:margin-bottom="0.1083in" style:contextual-spacing="false" fo:line-height="100%" fo:text-align="start" style:justify-single-word="false"/>
      <style:text-properties officeooo:paragraph-rsid="061ff0b4"/>
    </style:style>
    <style:style style:name="P59" style:family="paragraph" style:parent-style-name="Standard">
      <style:paragraph-properties fo:margin-top="0in" fo:margin-bottom="0.1083in" style:contextual-spacing="false" fo:line-height="100%"/>
      <style:text-properties officeooo:paragraph-rsid="0478b754"/>
    </style:style>
    <style:style style:name="P60" style:family="paragraph" style:parent-style-name="Standard">
      <style:paragraph-properties fo:margin-top="0in" fo:margin-bottom="0.1083in" style:contextual-spacing="false" fo:line-height="100%"/>
      <style:text-properties officeooo:paragraph-rsid="05cf3d74"/>
    </style:style>
    <style:style style:name="P61" style:family="paragraph" style:parent-style-name="Standard">
      <style:paragraph-properties fo:margin-top="0in" fo:margin-bottom="0.1083in" style:contextual-spacing="false" fo:line-height="100%"/>
      <style:text-properties officeooo:paragraph-rsid="062a2251"/>
    </style:style>
    <style:style style:name="P62"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63"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63ea2d3"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64"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65"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6"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0baede" officeooo:paragraph-rsid="057ab0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7"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d50f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8"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9"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7786a" officeooo:paragraph-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0"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7786a" officeooo:paragraph-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1"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5d5ed" officeooo:paragraph-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2"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6442f46" officeooo:paragraph-rsid="06442f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3"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3c46ddb" officeooo:paragraph-rsid="0478b754"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74"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75"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76"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49dafc6" officeooo:paragraph-rsid="056d8a06"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77"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78"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79"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80"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81" style:family="paragraph" style:parent-style-name="Standard">
      <style:paragraph-properties fo:margin-top="0in" fo:margin-bottom="0.1083in" style:contextual-spacing="false" fo:line-height="100%" fo:text-align="start" style:justify-single-word="false"/>
      <style:text-properties fo:font-weight="bold" officeooo:paragraph-rsid="056d8a06" style:font-weight-asian="bold" style:font-weight-complex="bold"/>
    </style:style>
    <style:style style:name="P82" style:family="paragraph" style:parent-style-name="Standard">
      <style:paragraph-properties fo:margin-top="0in" fo:margin-bottom="0.1083in" style:contextual-spacing="false" fo:line-height="100%" fo:text-align="start" style:justify-single-word="false"/>
      <style:text-properties fo:font-weight="bold" officeooo:rsid="05e5d5ed" officeooo:paragraph-rsid="05e5d5ed" style:font-weight-asian="bold" style:font-weight-complex="bold"/>
    </style:style>
    <style:style style:name="P83"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84" style:family="paragraph" style:parent-style-name="Standard">
      <style:paragraph-properties fo:margin-top="0in" fo:margin-bottom="0.1083in" style:contextual-spacing="false" fo:line-height="100%"/>
      <style:text-properties officeooo:rsid="05287ee9" officeooo:paragraph-rsid="05287ee9"/>
    </style:style>
    <style:style style:name="P85" style:family="paragraph" style:parent-style-name="Standard">
      <style:paragraph-properties fo:margin-top="0.1083in" fo:margin-bottom="0.1083in" style:contextual-spacing="false" fo:line-height="100%"/>
    </style:style>
    <style:style style:name="P86" style:family="paragraph" style:parent-style-name="Standard">
      <style:paragraph-properties fo:margin-top="0.2165in" fo:margin-bottom="0.1083in" style:contextual-spacing="false" fo:line-height="100%"/>
      <style:text-properties officeooo:paragraph-rsid="008791a1"/>
    </style:style>
    <style:style style:name="P87" style:family="paragraph" style:parent-style-name="Standard">
      <style:paragraph-properties fo:margin-top="0.2165in" fo:margin-bottom="0.1083in" style:contextual-spacing="false" fo:line-height="100%"/>
      <style:text-properties officeooo:paragraph-rsid="063ea2d3"/>
    </style:style>
    <style:style style:name="P88" style:family="paragraph" style:parent-style-name="Standard">
      <style:paragraph-properties fo:margin-top="0.2165in" fo:margin-bottom="0.1083in" style:contextual-spacing="false" fo:line-height="100%"/>
      <style:text-properties officeooo:rsid="032b1ca7" officeooo:paragraph-rsid="063ea2d3"/>
    </style:style>
    <style:style style:name="P89"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90" style:family="paragraph" style:parent-style-name="Standard" style:list-style-name="L1">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d50f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1"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9aea" officeooo:paragraph-rsid="063ea2d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2"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63ea2d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3" style:family="paragraph" style:parent-style-name="Standard" style:list-style-name="L5">
      <style:paragraph-properties fo:margin-top="0in" fo:margin-bottom="0.1083in" style:contextual-spacing="false" fo:line-height="100%"/>
      <style:text-properties officeooo:rsid="05a156c9" officeooo:paragraph-rsid="05cd8170"/>
    </style:style>
    <style:style style:name="P94" style:family="paragraph" style:parent-style-name="Standard">
      <style:paragraph-properties fo:margin-top="0in" fo:margin-bottom="0.1083in" style:contextual-spacing="false" fo:line-height="100%"/>
    </style:style>
    <style:style style:name="P95" style:family="paragraph" style:parent-style-name="Standard" style:list-style-name="L5">
      <style:paragraph-properties fo:margin-top="0in" fo:margin-bottom="0.1083in" style:contextual-spacing="false" fo:line-height="100%"/>
      <style:text-properties officeooo:paragraph-rsid="05cd8170"/>
    </style:style>
    <style:style style:name="P96" style:family="paragraph" style:parent-style-name="Standard">
      <style:paragraph-properties fo:margin-top="0in" fo:margin-bottom="0.1083in" style:contextual-spacing="false" fo:line-height="100%" fo:text-align="start" style:justify-single-word="false"/>
      <style:text-properties officeooo:paragraph-rsid="0358ea5b"/>
    </style:style>
    <style:style style:name="P97" style:family="paragraph" style:parent-style-name="Standard">
      <style:paragraph-properties fo:margin-top="0in" fo:margin-bottom="0.1083in" style:contextual-spacing="false" fo:line-height="100%"/>
      <style:text-properties officeooo:paragraph-rsid="05d50f05"/>
    </style:style>
    <style:style style:name="P98" style:family="paragraph" style:parent-style-name="Standard">
      <style:paragraph-properties fo:margin-top="0in" fo:margin-bottom="0.1083in" style:contextual-spacing="false" fo:line-height="100%"/>
      <style:text-properties officeooo:paragraph-rsid="008758a8"/>
    </style:style>
    <style:style style:name="P99" style:family="paragraph" style:parent-style-name="Standard">
      <style:paragraph-properties fo:margin-top="0in" fo:margin-bottom="0.1083in" style:contextual-spacing="false" fo:line-height="100%"/>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0" style:family="paragraph" style:parent-style-name="Standard">
      <style:paragraph-properties fo:line-height="100%"/>
      <style:text-properties officeooo:paragraph-rsid="03f69873"/>
    </style:style>
    <style:style style:name="P101" style:family="paragraph" style:parent-style-name="Standard" style:list-style-name="L2">
      <style:paragraph-properties fo:margin-top="0in" fo:margin-bottom="0in" style:contextual-spacing="false" fo:line-height="100%"/>
      <style:text-properties officeooo:rsid="0324fe2c" officeooo:paragraph-rsid="063ea2d3"/>
    </style:style>
    <style:style style:name="P102" style:family="paragraph" style:parent-style-name="Standard" style:list-style-name="L2">
      <style:paragraph-properties fo:margin-top="0in" fo:margin-bottom="0in" style:contextual-spacing="false" fo:line-height="100%"/>
      <style:text-properties officeooo:paragraph-rsid="063ea2d3"/>
    </style:style>
    <style:style style:name="P103" style:family="paragraph" style:parent-style-name="Standard" style:list-style-name="L3">
      <style:paragraph-properties fo:margin-top="0in" fo:margin-bottom="0in" style:contextual-spacing="false" fo:line-height="100%"/>
      <style:text-properties officeooo:paragraph-rsid="063ea2d3"/>
    </style:style>
    <style:style style:name="P104" style:family="paragraph" style:parent-style-name="Standard" style:list-style-name="L4">
      <style:paragraph-properties fo:margin-top="0in" fo:margin-bottom="0in" style:contextual-spacing="false" fo:line-height="100%"/>
      <style:text-properties officeooo:paragraph-rsid="054a920d"/>
    </style:style>
    <style:style style:name="P105" style:family="paragraph" style:parent-style-name="Standard" style:list-style-name="L4">
      <style:paragraph-properties fo:margin-top="0in" fo:margin-bottom="0in" style:contextual-spacing="false" fo:line-height="100%"/>
      <style:text-properties officeooo:paragraph-rsid="06135e89"/>
    </style:style>
    <style:style style:name="P106" style:family="paragraph" style:parent-style-name="Standard" style:list-style-name="L4">
      <style:paragraph-properties fo:margin-top="0in" fo:margin-bottom="0in" style:contextual-spacing="false" fo:line-height="100%"/>
      <style:text-properties officeooo:paragraph-rsid="05dab522"/>
    </style:style>
    <style:style style:name="P107" style:family="paragraph" style:parent-style-name="Standard" style:list-style-name="L4">
      <style:paragraph-properties fo:margin-top="0in" fo:margin-bottom="0in" style:contextual-spacing="false" fo:line-height="100%"/>
      <style:text-properties officeooo:paragraph-rsid="013d64b4"/>
    </style:style>
    <style:style style:name="P108" style:family="paragraph" style:parent-style-name="Standard" style:list-style-name="L6">
      <style:paragraph-properties fo:margin-top="0in" fo:margin-bottom="0in" style:contextual-spacing="false" fo:line-height="100%"/>
      <style:text-properties officeooo:paragraph-rsid="0210dadc"/>
    </style:style>
    <style:style style:name="P109" style:family="paragraph" style:parent-style-name="Standard" style:list-style-name="L6">
      <style:paragraph-properties fo:margin-top="0in" fo:margin-bottom="0in" style:contextual-spacing="false" fo:line-height="100%"/>
      <style:text-properties officeooo:paragraph-rsid="03b5fcc9"/>
    </style:style>
    <style:style style:name="P110" style:family="paragraph" style:parent-style-name="Standard" style:list-style-name="L6">
      <style:paragraph-properties fo:margin-top="0in" fo:margin-bottom="0in" style:contextual-spacing="false" fo:line-height="100%"/>
      <style:text-properties officeooo:paragraph-rsid="02eb3078"/>
    </style:style>
    <style:style style:name="P111" style:family="paragraph" style:parent-style-name="Standard" style:list-style-name="L6">
      <style:paragraph-properties fo:margin-top="0in" fo:margin-bottom="0in" style:contextual-spacing="false" fo:line-height="100%"/>
      <style:text-properties officeooo:paragraph-rsid="023e840a"/>
    </style:style>
    <style:style style:name="P112" style:family="paragraph" style:parent-style-name="Standard" style:list-style-name="L7">
      <style:paragraph-properties fo:margin-top="0in" fo:margin-bottom="0in" style:contextual-spacing="false" fo:line-height="100%"/>
      <style:text-properties officeooo:paragraph-rsid="05ed5082"/>
    </style:style>
    <style:style style:name="P113" style:family="paragraph" style:parent-style-name="Standard" style:list-style-name="L7">
      <style:paragraph-properties fo:margin-top="0in" fo:margin-bottom="0in" style:contextual-spacing="false" fo:line-height="100%"/>
      <style:text-properties officeooo:paragraph-rsid="03082d57"/>
    </style:style>
    <style:style style:name="P114" style:family="paragraph" style:parent-style-name="Standard" style:list-style-name="L7">
      <style:paragraph-properties fo:margin-top="0in" fo:margin-bottom="0in" style:contextual-spacing="false" fo:line-height="100%"/>
      <style:text-properties officeooo:paragraph-rsid="020490f1"/>
    </style:style>
    <style:style style:name="P115" style:family="paragraph" style:parent-style-name="Standard" style:list-style-name="L7">
      <style:paragraph-properties fo:margin-top="0in" fo:margin-bottom="0in" style:contextual-spacing="false" fo:line-height="100%"/>
      <style:text-properties officeooo:paragraph-rsid="050be3e0"/>
    </style:style>
    <style:style style:name="P116" style:family="paragraph" style:parent-style-name="Standard" style:list-style-name="L7">
      <style:paragraph-properties fo:margin-top="0in" fo:margin-bottom="0in" style:contextual-spacing="false" fo:line-height="100%"/>
      <style:text-properties officeooo:paragraph-rsid="04bf9c0f"/>
    </style:style>
    <style:style style:name="P117"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63ea2d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8" style:family="paragraph" style:parent-style-name="Standard" style:list-style-name="L4">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9" style:family="paragraph" style:parent-style-name="Standard" style:list-style-name="L7">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0" style:family="paragraph" style:parent-style-name="Standard" style:list-style-name="L3">
      <style:paragraph-properties fo:margin-top="0in" fo:margin-bottom="0in" style:contextual-spacing="false" fo:line-height="100%"/>
      <style:text-properties officeooo:rsid="05419faa" officeooo:paragraph-rsid="063ea2d3"/>
    </style:style>
    <style:style style:name="P121" style:family="paragraph" style:parent-style-name="Standard" style:list-style-name="L3">
      <style:paragraph-properties fo:margin-top="0in" fo:margin-bottom="0in" style:contextual-spacing="false" fo:line-height="100%"/>
      <style:text-properties officeooo:rsid="054893e1" officeooo:paragraph-rsid="063ea2d3"/>
    </style:style>
    <style:style style:name="P122" style:family="paragraph" style:parent-style-name="Standard" style:list-style-name="L3">
      <style:paragraph-properties fo:margin-top="0in" fo:margin-bottom="0in" style:contextual-spacing="false" fo:line-height="100%"/>
      <style:text-properties style:font-name="Calibri1" fo:font-size="10.5pt" fo:font-weight="bold" officeooo:paragraph-rsid="063ea2d3" style:font-size-asian="10.5pt" style:font-weight-asian="bold" style:font-name-complex="Calibri Light1" style:font-size-complex="10.5pt"/>
    </style:style>
    <style:style style:name="P123" style:family="paragraph" style:parent-style-name="Standard" style:list-style-name="L6">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24" style:family="paragraph" style:parent-style-name="Standard" style:list-style-name="L7">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125" style:family="paragraph" style:parent-style-name="Standard" style:list-style-name="L6">
      <style:paragraph-properties fo:margin-top="0in" fo:margin-bottom="0in" style:contextual-spacing="false" fo:line-height="100%"/>
      <style:text-properties officeooo:rsid="052ba24f" officeooo:paragraph-rsid="052ba24f"/>
    </style:style>
    <style:style style:name="P126" style:family="paragraph" style:parent-style-name="Standard" style:list-style-name="L7">
      <style:paragraph-properties fo:margin-top="0in" fo:margin-bottom="0in" style:contextual-spacing="false" fo:line-height="100%"/>
      <style:text-properties officeooo:rsid="056f1ae4" officeooo:paragraph-rsid="056f5cd2"/>
    </style:style>
    <style:style style:name="T1" style:family="text">
      <style:text-properties style:use-window-font-color="true" loext:opacity="0%" style:font-name="Calibri" fo:font-size="10.5pt" fo:language="en" fo:country="US" officeooo:rsid="06515f9a"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6512b30"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6497eb8"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8"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style:font-name="Calibri" fo:font-size="10.5pt" fo:language="en" fo:country="US" officeooo:rsid="06512b30"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1"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69ed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70d5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736f4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737dc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73b7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837f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851f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9daf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b9b97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bb44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bc1b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be09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bf9c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bfff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c6ea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cdf1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cfa3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d182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d219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d2af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d956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dc94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dde5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e68e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e83c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feaf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50140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509b8a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50b0db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50be3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50e7d7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51030b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512af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51732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51b52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51cc5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52c39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52ec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54234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55562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561ea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56c3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56d8a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56eb0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56f5c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56fcb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5710bc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584d7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58fb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597779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5994a8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5a319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5a484f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5a7cd2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fo:font-weight="normal" officeooo:rsid="05a831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style:use-window-font-color="true" loext:opacity="0%" style:font-name="Calibri1" fo:font-size="10.5pt" fo:language="en" fo:country="US" fo:font-weight="normal" officeooo:rsid="05aaa46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style:use-window-font-color="true" loext:opacity="0%" style:font-name="Calibri1" fo:font-size="10.5pt" fo:language="en" fo:country="US" fo:font-weight="normal" officeooo:rsid="05ad7d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style:use-window-font-color="true" loext:opacity="0%" style:font-name="Calibri1" fo:font-size="10.5pt" fo:language="en" fo:country="US" fo:font-weight="normal" officeooo:rsid="05b427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style:use-window-font-color="true" loext:opacity="0%" style:font-name="Calibri1" fo:font-size="10.5pt" fo:language="en" fo:country="US" fo:font-weight="normal" officeooo:rsid="05b52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style:use-window-font-color="true" loext:opacity="0%" style:font-name="Calibri1" fo:font-size="10.5pt" fo:language="en" fo:country="US" fo:font-weight="normal" officeooo:rsid="05b671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style:use-window-font-color="true" loext:opacity="0%" style:font-name="Calibri1" fo:font-size="10.5pt" fo:language="en" fo:country="US" fo:font-weight="normal" officeooo:rsid="05ba9dc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style:use-window-font-color="true" loext:opacity="0%" style:font-name="Calibri1" fo:font-size="10.5pt" fo:language="en" fo:country="US" fo:font-weight="normal" officeooo:rsid="05bb31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style:use-window-font-color="true" loext:opacity="0%" style:font-name="Calibri1" fo:font-size="10.5pt" fo:language="en" fo:country="US" fo:font-weight="normal" officeooo:rsid="05c3b75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style:use-window-font-color="true" loext:opacity="0%" style:font-name="Calibri1" fo:font-size="10.5pt" fo:language="en" fo:country="US" fo:font-weight="normal" officeooo:rsid="05c51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style:use-window-font-color="true" loext:opacity="0%" style:font-name="Calibri1" fo:font-size="10.5pt" fo:language="en" fo:country="US" fo:font-weight="normal" officeooo:rsid="05c6a5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style:use-window-font-color="true" loext:opacity="0%" style:font-name="Calibri1" fo:font-size="10.5pt" fo:language="en" fo:country="US" fo:font-weight="normal" officeooo:rsid="05c72f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style:use-window-font-color="true" loext:opacity="0%" style:font-name="Calibri1" fo:font-size="10.5pt" fo:language="en" fo:country="US" fo:font-weight="normal" officeooo:rsid="05c967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style:use-window-font-color="true" loext:opacity="0%" style:font-name="Calibri1" fo:font-size="10.5pt" fo:language="en" fo:country="US" fo:font-weight="normal" officeooo:rsid="05ca18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style:use-window-font-color="true" loext:opacity="0%" style:font-name="Calibri1" fo:font-size="10.5pt" fo:language="en" fo:country="US" fo:font-weight="normal" officeooo:rsid="05cd81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style:use-window-font-color="true" loext:opacity="0%" style:font-name="Calibri1" fo:font-size="10.5pt" fo:language="en" fo:country="US" fo:font-weight="normal" officeooo:rsid="05dab5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style:use-window-font-color="true" loext:opacity="0%"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style:use-window-font-color="true" loext:opacity="0%" style:font-name="Calibri1" fo:font-size="10.5pt" fo:language="en" fo:country="US" fo:font-weight="normal" officeooo:rsid="05db8f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style:use-window-font-color="true" loext:opacity="0%" style:font-name="Calibri1" fo:font-size="10.5pt" fo:language="en" fo:country="US" fo:font-weight="normal" officeooo:rsid="05e50a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style:use-window-font-color="true" loext:opacity="0%" style:font-name="Calibri1" fo:font-size="10.5pt" fo:language="en" fo:country="US" fo:font-weight="normal" officeooo:rsid="05e5155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style:use-window-font-color="true" loext:opacity="0%" style:font-name="Calibri1" fo:font-size="10.5pt" fo:language="en" fo:country="US" fo:font-weight="normal" officeooo: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style:use-window-font-color="true" loext:opacity="0%" style:font-name="Calibri1" fo:font-size="10.5pt" fo:language="en" fo:country="US" fo:font-weight="normal" officeooo: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style:use-window-font-color="true" loext:opacity="0%" style:font-name="Calibri1" fo:font-size="10.5pt" fo:language="en" fo:country="US" fo:font-weight="normal" officeooo:rsid="05e8d7b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style:use-window-font-color="true" loext:opacity="0%" style:font-name="Calibri1" fo:font-size="10.5pt" fo:language="en" fo:country="US" fo:font-weight="normal" officeooo:rsid="05ed5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style:use-window-font-color="true" loext:opacity="0%" style:font-name="Calibri1" fo:font-size="10.5pt" fo:language="en" fo:country="US" fo:font-weight="normal" officeooo:rsid="05f0b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style:use-window-font-color="true" loext:opacity="0%" style:font-name="Calibri1" fo:font-size="10.5pt" fo:language="en" fo:country="US" fo:font-weight="normal" officeooo:rsid="05f503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2" style:family="text">
      <style:text-properties style:use-window-font-color="true" loext:opacity="0%" style:font-name="Calibri1" fo:font-size="10.5pt" fo:language="en" fo:country="US" fo:font-weight="normal" officeooo:rsid="05fa10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style:use-window-font-color="true" loext:opacity="0%" style:font-name="Calibri1" fo:font-size="10.5pt" fo:language="en" fo:country="US" fo:font-weight="normal" officeooo:rsid="0600a5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4" style:family="text">
      <style:text-properties style:use-window-font-color="true" loext:opacity="0%" style:font-name="Calibri1" fo:font-size="10.5pt" fo:language="en" fo:country="US" fo:font-weight="normal" officeooo:rsid="0600b6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5" style:family="text">
      <style:text-properties style:use-window-font-color="true" loext:opacity="0%" style:font-name="Calibri1" fo:font-size="10.5pt" fo:language="en" fo:country="US" fo:font-weight="normal" officeooo:rsid="061208a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6" style:family="text">
      <style:text-properties style:use-window-font-color="true" loext:opacity="0%" style:font-name="Calibri1" fo:font-size="10.5pt" fo:language="en" fo:country="US" fo:font-weight="normal" officeooo:rsid="06135e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7" style:family="text">
      <style:text-properties style:use-window-font-color="true" loext:opacity="0%" style:font-name="Calibri1" fo:font-size="10.5pt" fo:language="en" fo:country="US" fo:font-weight="normal" officeooo:rsid="054a920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8" style:family="text">
      <style:text-properties style:use-window-font-color="true" loext:opacity="0%" style:font-name="Calibri1" fo:font-size="10.5pt" fo:language="en" fo:country="US" fo:font-weight="normal" officeooo:rsid="061411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9" style:family="text">
      <style:text-properties style:use-window-font-color="true" loext:opacity="0%" style:font-name="Calibri1" fo:font-size="10.5pt" fo:language="en" fo:country="US" fo:font-weight="normal" officeooo:rsid="0614ce6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0" style:family="text">
      <style:text-properties style:use-window-font-color="true" loext:opacity="0%" style:font-name="Calibri1" fo:font-size="10.5pt" fo:language="en" fo:country="US" fo:font-weight="normal" officeooo:rsid="061cda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1" style:family="text">
      <style:text-properties style:use-window-font-color="true" loext:opacity="0%" style:font-name="Calibri1" fo:font-size="10.5pt" fo:language="en" fo:country="US" fo:font-weight="normal" officeooo:rsid="061d43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2" style:family="text">
      <style:text-properties style:use-window-font-color="true" loext:opacity="0%" style:font-name="Calibri1" fo:font-size="10.5pt" fo:language="en" fo:country="US" fo:font-weight="normal" officeooo:rsid="061f5f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3" style:family="text">
      <style:text-properties style:use-window-font-color="true" loext:opacity="0%" style:font-name="Calibri1" fo:font-size="10.5pt" fo:language="en" fo:country="US" fo:font-weight="normal" officeooo:rsid="0626a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4" style:family="text">
      <style:text-properties style:use-window-font-color="true" loext:opacity="0%" style:font-name="Calibri1" fo:font-size="10.5pt" fo:language="en" fo:country="US" fo:font-weight="normal" officeooo:rsid="062a22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5" style:family="text">
      <style:text-properties style:use-window-font-color="true" loext:opacity="0%" style:font-name="Calibri1" fo:font-size="10.5pt" fo:language="en" fo:country="US" fo:font-weight="normal" officeooo:rsid="062ca2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6" style:family="text">
      <style:text-properties style:use-window-font-color="true" loext:opacity="0%" style:font-name="Calibri1" fo:font-size="10.5pt" fo:language="en" fo:country="US" fo:font-weight="normal" officeooo:rsid="06314f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7" style:family="text">
      <style:text-properties style:use-window-font-color="true" loext:opacity="0%" style:font-name="Calibri1" fo:font-size="10.5pt" fo:language="en" fo:country="US" fo:font-weight="normal" officeooo:rsid="063b206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8" style:family="text">
      <style:text-properties style:use-window-font-color="true" loext:opacity="0%" style:font-name="Calibri1" fo:font-size="10.5pt" fo:language="en" fo:country="US" fo:font-weight="normal" officeooo:rsid="06442f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9" style:family="text">
      <style:text-properties style:use-window-font-color="true" loext:opacity="0%" style:font-name="Calibri1" fo:font-size="10.5pt" fo:language="en" fo:country="US" fo:font-weight="normal" officeooo:rsid="0644b0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0" style:family="text">
      <style:text-properties style:use-window-font-color="true" loext:opacity="0%" style:font-name="Calibri1" fo:font-size="10.5pt" fo:language="en" fo:country="US" fo:font-weight="normal" officeooo:rsid="054fd21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1" style:family="text">
      <style:text-properties style:use-window-font-color="true" loext:opacity="0%" style:font-name="Calibri1" fo:font-size="10.5pt" fo:language="en" fo:country="US" style:letter-kerning="false" style:font-name-asian="DejaVu Sans" style:font-size-asian="10.5pt" style:language-asian="en" style:country-asian="US" style:font-name-complex="Calibri Light1" style:font-size-complex="10.5pt" style:language-complex="ar" style:country-complex="SA"/>
    </style:style>
    <style:style style:name="T302"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303"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304"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305"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306"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307"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308"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309"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310"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311"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312"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313" style:family="text">
      <style:text-properties style:use-window-font-color="true" loext:opacity="0%" style:font-name="Calibri1" fo:font-size="10.5pt" fo:language="en" fo:country="US" officeooo:rsid="04ddc521" style:letter-kerning="false" style:font-name-asian="DejaVu Sans" style:font-size-asian="10.5pt" style:language-asian="en" style:country-asian="US" style:font-name-complex="Calibri Light1" style:font-size-complex="10.5pt" style:language-complex="ar" style:country-complex="SA"/>
    </style:style>
    <style:style style:name="T314" style:family="text">
      <style:text-properties style:use-window-font-color="true" loext:opacity="0%" style:font-name="Calibri1" fo:font-size="10.5pt" fo:language="en" fo:country="US" officeooo:rsid="049dafc6" style:letter-kerning="false" style:font-name-asian="DejaVu Sans" style:font-size-asian="10.5pt" style:language-asian="en" style:country-asian="US" style:font-name-complex="Calibri Light1" style:font-size-complex="10.5pt" style:language-complex="ar" style:country-complex="SA"/>
    </style:style>
    <style:style style:name="T315" style:family="text">
      <style:text-properties style:use-window-font-color="true" loext:opacity="0%" style:font-name="Calibri1" fo:font-size="10.5pt" fo:language="en" fo:country="US" officeooo:rsid="056c37b7" style:letter-kerning="false" style:font-name-asian="DejaVu Sans" style:font-size-asian="10.5pt" style:language-asian="en" style:country-asian="US" style:font-name-complex="Calibri Light1" style:font-size-complex="10.5pt" style:language-complex="ar" style:country-complex="SA"/>
    </style:style>
    <style:style style:name="T316" style:family="text">
      <style:text-properties style:use-window-font-color="true" loext:opacity="0%" style:font-name="Calibri1" fo:font-size="10.5pt" fo:language="en" fo:country="US" officeooo:rsid="05e5d5ed" style:letter-kerning="false" style:font-name-asian="DejaVu Sans" style:font-size-asian="10.5pt" style:language-asian="en" style:country-asian="US" style:font-name-complex="Calibri Light1" style:font-size-complex="10.5pt" style:language-complex="ar" style:country-complex="SA"/>
    </style:style>
    <style:style style:name="T317" style:family="text">
      <style:text-properties style:use-window-font-color="true" loext:opacity="0%" style:font-name="Calibri1" fo:font-size="10.5pt" fo:language="en" fo:country="US" officeooo:rsid="05fecb49" style:letter-kerning="false" style:font-name-asian="DejaVu Sans" style:font-size-asian="10.5pt" style:language-asian="en" style:country-asian="US" style:font-name-complex="Calibri Light1" style:font-size-complex="10.5pt" style:language-complex="ar" style:country-complex="SA"/>
    </style:style>
    <style:style style:name="T318" style:family="text">
      <style:text-properties style:use-window-font-color="true" loext:opacity="0%" style:font-name="Calibri1" fo:font-size="10.5pt" fo:language="en" fo:country="US" officeooo:rsid="06001a9c" style:letter-kerning="false" style:font-name-asian="DejaVu Sans" style:font-size-asian="10.5pt" style:language-asian="en" style:country-asian="US" style:font-name-complex="Calibri Light1" style:font-size-complex="10.5pt" style:language-complex="ar" style:country-complex="SA"/>
    </style:style>
    <style:style style:name="T319" style:family="text">
      <style:text-properties style:use-window-font-color="true" loext:opacity="0%" style:font-name="Calibri1" fo:font-size="10.5pt" fo:language="en" fo:country="US" officeooo:rsid="0600b6d4" style:letter-kerning="false" style:font-name-asian="DejaVu Sans" style:font-size-asian="10.5pt" style:language-asian="en" style:country-asian="US" style:font-name-complex="Calibri Light1" style:font-size-complex="10.5pt" style:language-complex="ar" style:country-complex="SA"/>
    </style:style>
    <style:style style:name="T320"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21"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22"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3"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4"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5" style:family="text">
      <style:text-properties style:use-window-font-color="true" loext:opacity="0%" fo:language="en" fo:country="US" fo:font-weight="normal" officeooo:rsid="039daf17" style:letter-kerning="false" style:font-name-asian="DejaVu Sans" style:language-asian="en" style:country-asian="US" style:font-weight-asian="normal" style:font-name-complex="Calibri Light1" style:language-complex="ar" style:country-complex="SA" style:font-weight-complex="normal"/>
    </style:style>
    <style:style style:name="T326" style:family="text">
      <style:text-properties style:use-window-font-color="true" loext:opacity="0%" fo:language="en" fo:country="US" fo:font-weight="normal" officeooo:rsid="03a8afcd" style:letter-kerning="false" style:font-name-asian="DejaVu Sans" style:language-asian="en" style:country-asian="US" style:font-weight-asian="normal" style:font-name-complex="Calibri Light1" style:language-complex="ar" style:country-complex="SA" style:font-weight-complex="normal"/>
    </style:style>
    <style:style style:name="T327" style:family="text">
      <style:text-properties style:use-window-font-color="true" loext:opacity="0%" fo:language="en" fo:country="US" fo:font-weight="normal" officeooo:rsid="0323128d" style:letter-kerning="false" style:font-name-asian="DejaVu Sans" style:language-asian="en" style:country-asian="US" style:font-weight-asian="normal" style:font-name-complex="Calibri Light1" style:language-complex="ar" style:country-complex="SA" style:font-weight-complex="normal"/>
    </style:style>
    <style:style style:name="T328" style:family="text">
      <style:text-properties style:use-window-font-color="true" loext:opacity="0%" fo:language="en" fo:country="US" fo:font-weight="normal" officeooo:rsid="04aeebf9" style:letter-kerning="false" style:font-name-asian="DejaVu Sans" style:language-asian="en" style:country-asian="US" style:font-weight-asian="normal" style:font-name-complex="Calibri Light1" style:language-complex="ar" style:country-complex="SA" style:font-weight-complex="normal"/>
    </style:style>
    <style:style style:name="T329" style:family="text">
      <style:text-properties style:use-window-font-color="true" loext:opacity="0%" fo:language="en" fo:country="US" fo:font-weight="normal" officeooo:rsid="00c3bf33" style:letter-kerning="false" style:font-name-asian="DejaVu Sans" style:language-asian="en" style:country-asian="US" style:font-weight-asian="normal" style:font-name-complex="Calibri Light1" style:language-complex="ar" style:country-complex="SA" style:font-weight-complex="normal"/>
    </style:style>
    <style:style style:name="T330" style:family="text">
      <style:text-properties style:use-window-font-color="true" loext:opacity="0%" fo:language="en" fo:country="US" fo:font-weight="normal" officeooo:rsid="049bc56d" style:letter-kerning="false" style:font-name-asian="DejaVu Sans" style:language-asian="en" style:country-asian="US" style:font-weight-asian="normal" style:font-name-complex="Calibri Light1" style:language-complex="ar" style:country-complex="SA" style:font-weight-complex="normal"/>
    </style:style>
    <style:style style:name="T331" style:family="text">
      <style:text-properties style:use-window-font-color="true" loext:opacity="0%" fo:language="en" fo:country="US" fo:font-weight="normal" officeooo:rsid="039d4489" style:letter-kerning="false" style:font-name-asian="DejaVu Sans" style:language-asian="en" style:country-asian="US" style:font-weight-asian="normal" style:font-name-complex="Calibri Light1" style:language-complex="ar" style:country-complex="SA" style:font-weight-complex="normal"/>
    </style:style>
    <style:style style:name="T332" style:family="text">
      <style:text-properties style:use-window-font-color="true" loext:opacity="0%" fo:language="en" fo:country="US" fo:font-weight="normal" officeooo:rsid="0392c842" style:letter-kerning="false" style:font-name-asian="DejaVu Sans" style:language-asian="en" style:country-asian="US" style:font-weight-asian="normal" style:font-name-complex="Calibri Light1" style:language-complex="ar" style:country-complex="SA" style:font-weight-complex="normal"/>
    </style:style>
    <style:style style:name="T333" style:family="text">
      <style:text-properties style:use-window-font-color="true" loext:opacity="0%" fo:language="en" fo:country="US" fo:font-weight="normal" officeooo:rsid="0468c38b" style:letter-kerning="false" style:font-name-asian="DejaVu Sans" style:language-asian="en" style:country-asian="US" style:font-weight-asian="normal" style:font-name-complex="Calibri Light1" style:language-complex="ar" style:country-complex="SA" style:font-weight-complex="normal"/>
    </style:style>
    <style:style style:name="T334" style:family="text">
      <style:text-properties style:use-window-font-color="true" loext:opacity="0%" fo:language="en" fo:country="US" fo:font-weight="normal" officeooo:rsid="03943f30" style:letter-kerning="false" style:font-name-asian="DejaVu Sans" style:language-asian="en" style:country-asian="US" style:font-weight-asian="normal" style:font-name-complex="Calibri Light1" style:language-complex="ar" style:country-complex="SA" style:font-weight-complex="normal"/>
    </style:style>
    <style:style style:name="T335" style:family="text">
      <style:text-properties style:use-window-font-color="true" loext:opacity="0%" fo:language="en" fo:country="US" fo:font-weight="normal" officeooo:rsid="039a7a75" style:letter-kerning="false" style:font-name-asian="DejaVu Sans" style:language-asian="en" style:country-asian="US" style:font-weight-asian="normal" style:font-name-complex="Calibri Light1" style:language-complex="ar" style:country-complex="SA" style:font-weight-complex="normal"/>
    </style:style>
    <style:style style:name="T336" style:family="text">
      <style:text-properties style:use-window-font-color="true" loext:opacity="0%" fo:language="en" fo:country="US" fo:font-weight="normal" officeooo:rsid="039c3eda" style:letter-kerning="false" style:font-name-asian="DejaVu Sans" style:language-asian="en" style:country-asian="US" style:font-weight-asian="normal" style:font-name-complex="Calibri Light1" style:language-complex="ar" style:country-complex="SA" style:font-weight-complex="normal"/>
    </style:style>
    <style:style style:name="T337" style:family="text">
      <style:text-properties style:use-window-font-color="true" loext:opacity="0%" fo:language="en" fo:country="US" fo:font-weight="normal" officeooo:rsid="04f09f70" style:letter-kerning="false" style:font-name-asian="DejaVu Sans" style:language-asian="en" style:country-asian="US" style:font-weight-asian="normal" style:font-name-complex="Calibri Light1" style:language-complex="ar" style:country-complex="SA" style:font-weight-complex="normal"/>
    </style:style>
    <style:style style:name="T338" style:family="text">
      <style:text-properties style:use-window-font-color="true" loext:opacity="0%" fo:language="en" fo:country="US" fo:font-weight="normal" officeooo:rsid="04deb3fe" style:letter-kerning="false" style:font-name-asian="DejaVu Sans" style:language-asian="en" style:country-asian="US" style:font-weight-asian="normal" style:font-name-complex="Calibri Light1" style:language-complex="ar" style:country-complex="SA" style:font-weight-complex="normal"/>
    </style:style>
    <style:style style:name="T339" style:family="text">
      <style:text-properties style:use-window-font-color="true" loext:opacity="0%" fo:language="en" fo:country="US" fo:font-weight="normal" officeooo:rsid="0540d774" style:letter-kerning="false" style:font-name-asian="DejaVu Sans" style:language-asian="en" style:country-asian="US" style:font-weight-asian="normal" style:font-name-complex="Calibri Light1" style:language-complex="ar" style:country-complex="SA" style:font-weight-complex="normal"/>
    </style:style>
    <style:style style:name="T340" style:family="text">
      <style:text-properties style:use-window-font-color="true" loext:opacity="0%" fo:language="en" fo:country="US" fo:font-weight="normal" officeooo:rsid="0542344d" style:letter-kerning="false" style:font-name-asian="DejaVu Sans" style:language-asian="en" style:country-asian="US" style:font-weight-asian="normal" style:font-name-complex="Calibri Light1" style:language-complex="ar" style:country-complex="SA" style:font-weight-complex="normal"/>
    </style:style>
    <style:style style:name="T341" style:family="text">
      <style:text-properties style:use-window-font-color="true" loext:opacity="0%" fo:language="en" fo:country="US" fo:font-weight="normal" officeooo:rsid="0544a91e" style:letter-kerning="false" style:font-name-asian="DejaVu Sans" style:language-asian="en" style:country-asian="US" style:font-weight-asian="normal" style:font-name-complex="Calibri Light1" style:language-complex="ar" style:country-complex="SA" style:font-weight-complex="normal"/>
    </style:style>
    <style:style style:name="T342" style:family="text">
      <style:text-properties style:use-window-font-color="true" loext:opacity="0%" fo:language="en" fo:country="US" fo:font-weight="normal" officeooo:rsid="0587f70b" style:letter-kerning="false" style:font-name-asian="DejaVu Sans" style:language-asian="en" style:country-asian="US" style:font-weight-asian="normal" style:font-name-complex="Calibri Light1" style:language-complex="ar" style:country-complex="SA" style:font-weight-complex="normal"/>
    </style:style>
    <style:style style:name="T343" style:family="text">
      <style:text-properties style:use-window-font-color="true" loext:opacity="0%" fo:language="en" fo:country="US" fo:font-weight="normal" officeooo:rsid="037ebf90" style:letter-kerning="false" style:font-name-asian="DejaVu Sans" style:language-asian="en" style:country-asian="US" style:font-weight-asian="normal" style:language-complex="ar" style:country-complex="SA" style:font-weight-complex="normal"/>
    </style:style>
    <style:style style:name="T344" style:family="text">
      <style:text-properties style:use-window-font-color="true" loext:opacity="0%" fo:language="en" fo:country="US" fo:font-weight="normal" officeooo:rsid="04a39f74" style:letter-kerning="false" style:font-name-asian="DejaVu Sans" style:language-asian="en" style:country-asian="US" style:font-weight-asian="normal" style:language-complex="ar" style:country-complex="SA" style:font-weight-complex="normal"/>
    </style:style>
    <style:style style:name="T345" style:family="text">
      <style:text-properties style:use-window-font-color="true" loext:opacity="0%" style:text-line-through-style="solid" style:text-line-through-type="single"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6" style:family="text">
      <style:text-properties style:use-window-font-color="true" loext:opacity="0%" style:text-line-through-style="solid" style:text-line-through-type="single" style:font-name="Calibri1" fo:font-size="10.5pt" fo:language="en" fo:country="US" fo:font-weight="normal" officeooo:rsid="04dc94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7" style:family="text">
      <style:text-properties style:use-window-font-color="true" loext:opacity="0%" style:text-line-through-style="solid" style:text-line-through-type="single"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8" style:family="text">
      <style:text-properties officeooo:rsid="04bfff8f"/>
    </style:style>
    <style:style style:name="T349" style:family="text">
      <style:text-properties style:font-name="Calibri Light" fo:font-size="12pt" fo:font-weight="bold" officeooo:rsid="008758a8" style:font-size-asian="12pt" style:font-weight-asian="bold" style:font-name-complex="Calibri Light1" style:font-size-complex="12pt"/>
    </style:style>
    <style:style style:name="T350" style:family="text">
      <style:text-properties style:font-name="Calibri Light" fo:font-size="12pt" fo:font-weight="bold" officeooo:rsid="008a4b3f" style:font-size-asian="12pt" style:font-weight-asian="bold" style:font-name-complex="Calibri Light1" style:font-size-complex="12pt"/>
    </style:style>
    <style:style style:name="T351" style:family="text">
      <style:text-properties style:font-name="Calibri Light" fo:font-size="12pt" fo:font-weight="bold" officeooo:rsid="047dd76d" style:font-size-asian="12pt" style:font-weight-asian="bold" style:font-name-complex="Calibri Light1" style:font-size-complex="12pt"/>
    </style:style>
    <style:style style:name="T352" style:family="text">
      <style:text-properties style:font-name="Calibri Light" fo:font-size="15pt" fo:font-weight="bold" style:font-size-asian="15pt" style:font-weight-asian="bold" style:font-name-complex="Calibri Light1" style:font-size-complex="15pt"/>
    </style:style>
    <style:style style:name="T353" style:family="text">
      <style:text-properties style:font-name="Calibri Light" fo:font-size="15pt" fo:font-weight="bold" officeooo:rsid="008758a8" style:font-size-asian="15pt" style:font-weight-asian="bold" style:font-name-complex="Calibri Light1" style:font-size-complex="15pt"/>
    </style:style>
    <style:style style:name="T354" style:family="text">
      <style:text-properties style:font-name="Calibri Light" fo:font-size="15pt" fo:font-weight="bold" officeooo:rsid="008a4b3f" style:font-size-asian="15pt" style:font-weight-asian="bold" style:font-name-complex="Calibri Light1" style:font-size-complex="15pt"/>
    </style:style>
    <style:style style:name="T355" style:family="text">
      <style:text-properties style:font-name="Calibri Light" fo:font-size="15pt" fo:font-weight="bold" officeooo:rsid="047dd76d" style:font-size-asian="15pt" style:font-weight-asian="bold" style:font-name-complex="Calibri Light1" style:font-size-complex="15pt"/>
    </style:style>
    <style:style style:name="T356" style:family="text">
      <style:text-properties fo:color="#000000" loext:opacity="100%"/>
    </style:style>
    <style:style style:name="T357"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58" style:family="text">
      <style:text-properties fo:color="#000000" loext:opacity="100%" style:font-name="Calibri Light" fo:font-size="12pt" fo:font-weight="bold" style:font-size-asian="12pt" style:font-weight-asian="bold" style:font-name-complex="Calibri Light1" style:font-size-complex="12pt"/>
    </style:style>
    <style:style style:name="T359"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0"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1"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2"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3"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4"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5"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6"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7"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8"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9"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0"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1"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2"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3"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4"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5"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6"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7"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8"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9"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0"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1"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2"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3"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4"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5"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6"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7"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8"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9" style:family="text">
      <style:text-properties fo:color="#000000" loext:opacity="100%" style:font-name="Calibri1" fo:font-size="10.5pt" fo:language="en" fo:country="US" fo:font-weight="normal" officeooo:rsid="04c4d34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0" style:family="text">
      <style:text-properties fo:color="#000000" loext:opacity="10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1"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2"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3"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4"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5"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6"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7"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8"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9"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0"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1"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2"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3"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4" style:family="text">
      <style:text-properties fo:color="#000000" loext:opacity="100%" style:font-name="Calibri1" fo:font-size="10.5pt" fo:language="en" fo:country="US" fo:font-weight="normal" officeooo:rsid="046cf7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5" style:family="text">
      <style:text-properties fo:color="#000000" loext:opacity="10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6" style:family="text">
      <style:text-properties fo:color="#000000" loext:opacity="10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7"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8" style:family="text">
      <style:text-properties fo:color="#000000" loext:opacity="10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9" style:family="text">
      <style:text-properties fo:color="#000000" loext:opacity="100%" style:font-name="Calibri1" fo:font-size="10.5pt" fo:language="en" fo:country="US" fo:font-weight="normal" officeooo:rsid="050672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0" style:family="text">
      <style:text-properties fo:color="#000000" loext:opacity="10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1" style:family="text">
      <style:text-properties fo:color="#000000" loext:opacity="100%" style:font-name="Calibri1" fo:font-size="10.5pt" fo:language="en" fo:country="US" fo:font-weight="normal" officeooo:rsid="0514dfe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2" style:family="text">
      <style:text-properties fo:color="#000000" loext:opacity="100%" style:font-name="Calibri1" fo:font-size="10.5pt" fo:language="en" fo:country="US" fo:font-weight="normal" officeooo:rsid="059240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3" style:family="text">
      <style:text-properties fo:color="#000000" loext:opacity="100%" style:font-name="Calibri1" fo:font-size="10.5pt" fo:language="en" fo:country="US" fo:font-weight="normal" officeooo:rsid="05e19e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4" style:family="text">
      <style:text-properties fo:color="#000000" loext:opacity="100%" style:font-name="Calibri" fo:font-size="10.5pt" fo:language="en" fo:country="US" fo:font-weight="normal"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15"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16" style:family="text">
      <style:text-properties fo:color="#000000" loext:opacity="100%" fo:language="en" fo:country="US" officeooo:rsid="003c0639" style:letter-kerning="false" style:font-name-asian="Times New Roman1" style:language-asian="en" style:country-asian="US" style:font-name-complex="Calibri2" style:language-complex="ar" style:country-complex="SA"/>
    </style:style>
    <style:style style:name="T417" style:family="text">
      <style:text-properties fo:color="#000000" loext:opacity="100%" fo:language="en" fo:country="US" officeooo:rsid="00431b0f" style:letter-kerning="false" style:font-name-asian="Times New Roman1" style:language-asian="en" style:country-asian="US" style:font-name-complex="Calibri2" style:language-complex="ar" style:country-complex="SA"/>
    </style:style>
    <style:style style:name="T418" style:family="text">
      <style:text-properties fo:color="#000000" loext:opacity="100%" fo:language="en" fo:country="US" officeooo:rsid="0044c73b" style:letter-kerning="false" style:font-name-asian="Times New Roman1" style:language-asian="en" style:country-asian="US" style:font-name-complex="Calibri2" style:language-complex="ar" style:country-complex="SA"/>
    </style:style>
    <style:style style:name="T419" style:family="text">
      <style:text-properties fo:color="#000000" loext:opacity="100%" fo:language="en" fo:country="US" officeooo:rsid="0045c7d8" style:letter-kerning="false" style:font-name-asian="Times New Roman1" style:language-asian="en" style:country-asian="US" style:font-name-complex="Calibri2" style:language-complex="ar" style:country-complex="SA"/>
    </style:style>
    <style:style style:name="T420" style:family="text">
      <style:text-properties fo:color="#000000" loext:opacity="100%" fo:language="en" fo:country="US" officeooo:rsid="004c0de2" style:letter-kerning="false" style:font-name-asian="Times New Roman1" style:language-asian="en" style:country-asian="US" style:font-name-complex="Calibri2" style:language-complex="ar" style:country-complex="SA"/>
    </style:style>
    <style:style style:name="T421" style:family="text">
      <style:text-properties fo:color="#000000" loext:opacity="100%" fo:language="en" fo:country="US" officeooo:rsid="0051e0de" style:letter-kerning="false" style:font-name-asian="Times New Roman1" style:language-asian="en" style:country-asian="US" style:font-name-complex="Calibri2" style:language-complex="ar" style:country-complex="SA"/>
    </style:style>
    <style:style style:name="T422" style:family="text">
      <style:text-properties fo:color="#000000" loext:opacity="100%" fo:language="en" fo:country="US" officeooo:rsid="003c9077" style:letter-kerning="false" style:font-name-asian="Times New Roman1" style:language-asian="en" style:country-asian="US" style:font-name-complex="Calibri2" style:language-complex="ar" style:country-complex="SA"/>
    </style:style>
    <style:style style:name="T423" style:family="text">
      <style:text-properties fo:color="#000000" loext:opacity="100%" fo:language="en" fo:country="US" officeooo:rsid="0094356c" style:letter-kerning="false" style:font-name-asian="Times New Roman1" style:language-asian="en" style:country-asian="US" style:font-name-complex="Calibri2" style:language-complex="ar" style:country-complex="SA"/>
    </style:style>
    <style:style style:name="T424" style:family="text">
      <style:text-properties fo:color="#000000" loext:opacity="100%" fo:language="en" fo:country="US" officeooo:rsid="02f84c28" style:letter-kerning="false" style:font-name-asian="Times New Roman1" style:language-asian="en" style:country-asian="US" style:font-name-complex="Calibri2" style:language-complex="ar" style:country-complex="SA"/>
    </style:style>
    <style:style style:name="T425" style:family="text">
      <style:text-properties fo:color="#000000" loext:opacity="100%" fo:language="en" fo:country="US" officeooo:rsid="02f8a9ea" style:letter-kerning="false" style:font-name-asian="Times New Roman1" style:language-asian="en" style:country-asian="US" style:font-name-complex="Calibri2" style:language-complex="ar" style:country-complex="SA"/>
    </style:style>
    <style:style style:name="T426" style:family="text">
      <style:text-properties fo:color="#000000" loext:opacity="100%" fo:language="en" fo:country="US" officeooo:rsid="006885de" style:letter-kerning="false" style:font-name-asian="Times New Roman1" style:language-asian="en" style:country-asian="US" style:font-name-complex="Calibri2" style:language-complex="ar" style:country-complex="SA"/>
    </style:style>
    <style:style style:name="T427" style:family="text">
      <style:text-properties fo:color="#000000" loext:opacity="100%" fo:language="en" fo:country="US" officeooo:rsid="0046f7c5" style:letter-kerning="false" style:font-name-asian="Times New Roman1" style:language-asian="en" style:country-asian="US" style:font-name-complex="Calibri2" style:language-complex="ar" style:country-complex="SA"/>
    </style:style>
    <style:style style:name="T428" style:family="text">
      <style:text-properties fo:color="#000000" loext:opacity="100%" fo:language="en" fo:country="US" officeooo:rsid="04e04781" style:letter-kerning="false" style:font-name-asian="Times New Roman1" style:language-asian="en" style:country-asian="US" style:font-name-complex="Calibri2" style:language-complex="ar" style:country-complex="SA"/>
    </style:style>
    <style:style style:name="T429" style:family="text">
      <style:text-properties fo:color="#000000" loext:opacity="100%" fo:language="en" fo:country="US" officeooo:rsid="004ea873" style:letter-kerning="false" style:font-name-asian="Times New Roman1" style:language-asian="en" style:country-asian="US" style:font-name-complex="Calibri2" style:language-complex="ar" style:country-complex="SA"/>
    </style:style>
    <style:style style:name="T430" style:family="text">
      <style:text-properties fo:color="#000000" loext:opacity="100%" fo:language="en" fo:country="US" officeooo:rsid="00481b98" style:letter-kerning="false" style:font-name-asian="Times New Roman1" style:language-asian="en" style:country-asian="US" style:font-name-complex="Calibri2" style:language-complex="ar" style:country-complex="SA"/>
    </style:style>
    <style:style style:name="T431" style:family="text">
      <style:text-properties fo:color="#000000" loext:opacity="100%" fo:language="en" fo:country="US" officeooo:rsid="004783a9" style:letter-kerning="false" style:font-name-asian="Times New Roman1" style:language-asian="en" style:country-asian="US" style:font-name-complex="Calibri2" style:language-complex="ar" style:country-complex="SA"/>
    </style:style>
    <style:style style:name="T432" style:family="text">
      <style:text-properties fo:color="#000000" loext:opacity="100%" fo:language="en" fo:country="US" officeooo:rsid="0064d77b" style:letter-kerning="false" style:font-name-asian="Times New Roman1" style:language-asian="en" style:country-asian="US" style:font-name-complex="Calibri2" style:language-complex="ar" style:country-complex="SA"/>
    </style:style>
    <style:style style:name="T433" style:family="text">
      <style:text-properties fo:color="#000000" loext:opacity="100%" fo:language="en" fo:country="US" officeooo:rsid="00655b54" style:letter-kerning="false" style:font-name-asian="Times New Roman1" style:language-asian="en" style:country-asian="US" style:font-name-complex="Calibri2" style:language-complex="ar" style:country-complex="SA"/>
    </style:style>
    <style:style style:name="T434" style:family="text">
      <style:text-properties fo:color="#000000" loext:opacity="100%" fo:language="en" fo:country="US" officeooo:rsid="0067261a" style:letter-kerning="false" style:font-name-asian="Times New Roman1" style:language-asian="en" style:country-asian="US" style:font-name-complex="Calibri2" style:language-complex="ar" style:country-complex="SA"/>
    </style:style>
    <style:style style:name="T435" style:family="text">
      <style:text-properties fo:color="#000000" loext:opacity="100%" fo:language="en" fo:country="US" officeooo:rsid="00a2b9c3" style:letter-kerning="false" style:font-name-asian="Times New Roman1" style:language-asian="en" style:country-asian="US" style:font-name-complex="Calibri2" style:language-complex="ar" style:country-complex="SA"/>
    </style:style>
    <style:style style:name="T436" style:family="text">
      <style:text-properties fo:color="#000000" loext:opacity="100%" fo:language="en" fo:country="US" officeooo:rsid="009d0bb1" style:letter-kerning="false" style:font-name-asian="Times New Roman1" style:language-asian="en" style:country-asian="US" style:font-name-complex="Calibri2" style:language-complex="ar" style:country-complex="SA"/>
    </style:style>
    <style:style style:name="T437" style:family="text">
      <style:text-properties fo:color="#000000" loext:opacity="100%" fo:language="en" fo:country="US" officeooo:rsid="006bad34" style:letter-kerning="false" style:font-name-asian="Times New Roman1" style:language-asian="en" style:country-asian="US" style:font-name-complex="Calibri2" style:language-complex="ar" style:country-complex="SA"/>
    </style:style>
    <style:style style:name="T438" style:family="text">
      <style:text-properties fo:color="#000000" loext:opacity="100%" fo:language="en" fo:country="US" officeooo:rsid="032217e8" style:letter-kerning="false" style:font-name-asian="Times New Roman1" style:language-asian="en" style:country-asian="US" style:font-name-complex="Calibri2" style:language-complex="ar" style:country-complex="SA"/>
    </style:style>
    <style:style style:name="T439" style:family="text">
      <style:text-properties fo:color="#000000" loext:opacity="100%" fo:language="en" fo:country="US" officeooo:rsid="006cea4b" style:letter-kerning="false" style:font-name-asian="Times New Roman1" style:language-asian="en" style:country-asian="US" style:font-name-complex="Calibri2" style:language-complex="ar" style:country-complex="SA"/>
    </style:style>
    <style:style style:name="T440" style:family="text">
      <style:text-properties fo:color="#000000" loext:opacity="100%" fo:language="en" fo:country="US" officeooo:rsid="00751dcb" style:letter-kerning="false" style:font-name-asian="Times New Roman1" style:language-asian="en" style:country-asian="US" style:font-name-complex="Calibri2" style:language-complex="ar" style:country-complex="SA"/>
    </style:style>
    <style:style style:name="T441" style:family="text">
      <style:text-properties fo:color="#000000" loext:opacity="100%" fo:language="en" fo:country="US" officeooo:rsid="04e32346" style:letter-kerning="false" style:font-name-asian="Times New Roman1" style:language-asian="en" style:country-asian="US" style:font-name-complex="Calibri2" style:language-complex="ar" style:country-complex="SA"/>
    </style:style>
    <style:style style:name="T442" style:family="text">
      <style:text-properties fo:color="#000000" loext:opacity="100%" fo:language="en" fo:country="US" officeooo:rsid="006d58ef" style:letter-kerning="false" style:font-name-asian="Times New Roman1" style:language-asian="en" style:country-asian="US" style:font-name-complex="Calibri2" style:language-complex="ar" style:country-complex="SA"/>
    </style:style>
    <style:style style:name="T443" style:family="text">
      <style:text-properties fo:color="#000000" loext:opacity="100%" fo:language="en" fo:country="US" officeooo:rsid="006dc439" style:letter-kerning="false" style:font-name-asian="Times New Roman1" style:language-asian="en" style:country-asian="US" style:font-name-complex="Calibri2" style:language-complex="ar" style:country-complex="SA"/>
    </style:style>
    <style:style style:name="T444" style:family="text">
      <style:text-properties fo:color="#000000" loext:opacity="100%" fo:language="en" fo:country="US" officeooo:rsid="02f3f2d6" style:letter-kerning="false" style:font-name-asian="Times New Roman1" style:language-asian="en" style:country-asian="US" style:font-name-complex="Calibri2" style:language-complex="ar" style:country-complex="SA"/>
    </style:style>
    <style:style style:name="T445" style:family="text">
      <style:text-properties fo:color="#000000" loext:opacity="100%" fo:language="en" fo:country="US" officeooo:rsid="02eccc70" style:letter-kerning="false" style:font-name-asian="Times New Roman1" style:language-asian="en" style:country-asian="US" style:font-name-complex="Calibri2" style:language-complex="ar" style:country-complex="SA"/>
    </style:style>
    <style:style style:name="T446" style:family="text">
      <style:text-properties fo:color="#000000" loext:opacity="100%" fo:language="en" fo:country="US" officeooo:rsid="02f7e252" style:letter-kerning="false" style:font-name-asian="Times New Roman1" style:language-asian="en" style:country-asian="US" style:font-name-complex="Calibri2" style:language-complex="ar" style:country-complex="SA"/>
    </style:style>
    <style:style style:name="T447" style:family="text">
      <style:text-properties fo:color="#000000" loext:opacity="100%" fo:language="en" fo:country="US" officeooo:rsid="02ed58c0" style:letter-kerning="false" style:font-name-asian="Times New Roman1" style:language-asian="en" style:country-asian="US" style:font-name-complex="Calibri2" style:language-complex="ar" style:country-complex="SA"/>
    </style:style>
    <style:style style:name="T448" style:family="text">
      <style:text-properties fo:color="#000000" loext:opacity="100%" fo:language="en" fo:country="US" officeooo:rsid="02fb7ac3" style:letter-kerning="false" style:font-name-asian="Times New Roman1" style:language-asian="en" style:country-asian="US" style:font-name-complex="Calibri2" style:language-complex="ar" style:country-complex="SA"/>
    </style:style>
    <style:style style:name="T449" style:family="text">
      <style:text-properties fo:color="#000000" loext:opacity="100%" fo:language="en" fo:country="US" officeooo:rsid="02f3d417" style:letter-kerning="false" style:font-name-asian="Times New Roman1" style:language-asian="en" style:country-asian="US" style:font-name-complex="Calibri2" style:language-complex="ar" style:country-complex="SA"/>
    </style:style>
    <style:style style:name="T450" style:family="text">
      <style:text-properties fo:color="#000000" loext:opacity="100%" fo:language="en" fo:country="US" officeooo:rsid="047bf90b" style:letter-kerning="false" style:font-name-asian="Times New Roman1" style:language-asian="en" style:country-asian="US" style:font-name-complex="Calibri2" style:language-complex="ar" style:country-complex="SA"/>
    </style:style>
    <style:style style:name="T451" style:family="text">
      <style:text-properties fo:color="#000000" loext:opacity="100%" fo:language="en" fo:country="US" officeooo:rsid="02f2dba8" style:letter-kerning="false" style:font-name-asian="Times New Roman1" style:language-asian="en" style:country-asian="US" style:font-name-complex="Calibri2" style:language-complex="ar" style:country-complex="SA"/>
    </style:style>
    <style:style style:name="T452" style:family="text">
      <style:text-properties fo:color="#000000" loext:opacity="100%" fo:language="en" fo:country="US" officeooo:rsid="02f1e0e0" style:letter-kerning="false" style:font-name-asian="Times New Roman1" style:language-asian="en" style:country-asian="US" style:font-name-complex="Calibri2" style:language-complex="ar" style:country-complex="SA"/>
    </style:style>
    <style:style style:name="T453" style:family="text">
      <style:text-properties fo:color="#000000" loext:opacity="100%" fo:language="en" fo:country="US" officeooo:rsid="02ed1727" style:letter-kerning="false" style:font-name-asian="Times New Roman1" style:language-asian="en" style:country-asian="US" style:font-name-complex="Calibri2" style:language-complex="ar" style:country-complex="SA"/>
    </style:style>
    <style:style style:name="T454" style:family="text">
      <style:text-properties fo:color="#000000" loext:opacity="100%" fo:language="en" fo:country="US" officeooo:rsid="03ee000f" style:letter-kerning="false" style:font-name-asian="Times New Roman1" style:language-asian="en" style:country-asian="US" style:font-name-complex="Calibri2" style:language-complex="ar" style:country-complex="SA"/>
    </style:style>
    <style:style style:name="T455" style:family="text">
      <style:text-properties officeooo:rsid="0002b6dc"/>
    </style:style>
    <style:style style:name="T456"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57" style:family="text">
      <style:text-properties fo:font-variant="normal" fo:text-transform="none" fo:color="#000000"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58"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9"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60"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461"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462"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463"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464"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465"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466"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467"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468"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469"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470"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471"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472"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73" style:family="text">
      <style:text-properties fo:font-variant="normal" fo:text-transform="none" fo:color="#000000" loext:opacity="10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474"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475"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476"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477"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478" style:family="text">
      <style:text-properties fo:font-variant="normal" fo:text-transform="none" fo:color="#000000" loext:opacity="100%" style:font-name="Calibri" fo:font-size="10.5pt" fo:letter-spacing="normal" fo:language="en" fo:country="US" fo:font-style="normal" fo:font-weight="normal" officeooo:rsid="04b442c7" style:letter-kerning="false" style:font-name-asian="Times New Roman1" style:font-size-asian="10.5pt" style:language-asian="en" style:country-asian="US" style:font-name-complex="Calibri2" style:font-size-complex="10.5pt" style:language-complex="ar" style:country-complex="SA"/>
    </style:style>
    <style:style style:name="T479" style:family="text">
      <style:text-properties fo:font-variant="normal" fo:text-transform="none" fo:color="#000000" loext:opacity="100%" style:font-name="Calibri" fo:font-size="10.5pt" fo:letter-spacing="normal" fo:language="en" fo:country="US" fo:font-style="normal" fo:font-weight="normal" officeooo:rsid="04b5706a" style:letter-kerning="false" style:font-name-asian="Times New Roman1" style:font-size-asian="10.5pt" style:language-asian="en" style:country-asian="US" style:font-name-complex="Calibri2" style:font-size-complex="10.5pt" style:language-complex="ar" style:country-complex="SA"/>
    </style:style>
    <style:style style:name="T480" style:family="text">
      <style:text-properties fo:font-variant="normal" fo:text-transform="none" fo:color="#000000" loext:opacity="100%" style:font-name="Calibri" fo:font-size="10.5pt" fo:letter-spacing="normal" fo:language="en" fo:country="US" fo:font-style="normal" fo:font-weight="normal" officeooo:rsid="04b6d031" style:letter-kerning="false" style:font-name-asian="Times New Roman1" style:font-size-asian="10.5pt" style:language-asian="en" style:country-asian="US" style:font-name-complex="Calibri2" style:font-size-complex="10.5pt" style:language-complex="ar" style:country-complex="SA"/>
    </style:style>
    <style:style style:name="T481" style:family="text">
      <style:text-properties fo:font-variant="normal" fo:text-transform="none" fo:color="#000000" loext:opacity="100%" style:font-name="Calibri" fo:font-size="10.5pt" fo:letter-spacing="normal" fo:language="en" fo:country="US" fo:font-style="normal" fo:font-weight="normal" officeooo:rsid="04df0602" style:letter-kerning="false" style:font-name-asian="Times New Roman1" style:font-size-asian="10.5pt" style:language-asian="en" style:country-asian="US" style:font-name-complex="Calibri2" style:font-size-complex="10.5pt" style:language-complex="ar" style:country-complex="SA"/>
    </style:style>
    <style:style style:name="T482" style:family="text">
      <style:text-properties fo:font-variant="normal" fo:text-transform="none" fo:color="#000000" loext:opacity="100%" style:font-name="Calibri" fo:font-size="10.5pt" fo:letter-spacing="normal" fo:language="en" fo:country="US" fo:font-style="normal" fo:font-weight="normal" officeooo:rsid="05079f4d" style:letter-kerning="false" style:font-name-asian="Times New Roman1" style:font-size-asian="10.5pt" style:language-asian="en" style:country-asian="US" style:font-name-complex="Calibri2" style:font-size-complex="10.5pt" style:language-complex="ar" style:country-complex="SA"/>
    </style:style>
    <style:style style:name="T483" style:family="text">
      <style:text-properties fo:font-variant="normal" fo:text-transform="none" fo:color="#000000" loext:opacity="100%" style:font-name="Calibri" fo:font-size="10.5pt" fo:letter-spacing="normal" fo:language="en" fo:country="US" fo:font-style="normal" fo:font-weight="normal" officeooo:rsid="05108c7c" style:letter-kerning="false" style:font-name-asian="Times New Roman1" style:font-size-asian="10.5pt" style:language-asian="en" style:country-asian="US" style:font-name-complex="Calibri2" style:font-size-complex="10.5pt" style:language-complex="ar" style:country-complex="SA"/>
    </style:style>
    <style:style style:name="T484" style:family="text">
      <style:text-properties fo:font-variant="normal" fo:text-transform="none" fo:color="#000000" loext:opacity="100%" style:font-name="Calibri" fo:font-size="10.5pt" fo:letter-spacing="normal" fo:language="en" fo:country="US" fo:font-style="normal" fo:font-weight="normal" officeooo:rsid="059bad4b" style:letter-kerning="false" style:font-name-asian="Times New Roman1" style:font-size-asian="10.5pt" style:language-asian="en" style:country-asian="US" style:font-name-complex="Calibri2" style:font-size-complex="10.5pt" style:language-complex="ar" style:country-complex="SA"/>
    </style:style>
    <style:style style:name="T485" style:family="text">
      <style:text-properties fo:font-variant="normal" fo:text-transform="none" fo:color="#000000" loext:opacity="100%" fo:letter-spacing="normal" fo:language="en" fo:country="US" fo:font-style="normal" fo:font-weight="normal" officeooo:rsid="00958b59" style:letter-kerning="false" style:font-name-asian="Times New Roman1" style:language-asian="en" style:country-asian="US" style:font-name-complex="Calibri2" style:language-complex="ar" style:country-complex="SA"/>
    </style:style>
    <style:style style:name="T486" style:family="text">
      <style:text-properties fo:font-variant="normal" fo:text-transform="none" fo:color="#000000" loext:opacity="100%" fo:letter-spacing="normal" fo:language="en" fo:country="US" fo:font-style="normal" fo:font-weight="normal" officeooo:rsid="006dc439" style:letter-kerning="false" style:font-name-asian="Times New Roman1" style:language-asian="en" style:country-asian="US" style:font-name-complex="Calibri2" style:language-complex="ar" style:country-complex="SA"/>
    </style:style>
    <style:style style:name="T487"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8"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9"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0"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1"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2"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3" style:family="text">
      <style:text-properties fo:font-variant="normal" fo:text-transform="none" style:use-window-font-color="true" loext:opacity="0%" style:font-name="Calibri1" fo:font-size="10.5pt" fo:letter-spacing="normal" fo:language="en" fo:country="US" fo:font-style="normal"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4"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95" style:family="text">
      <style:text-properties officeooo:rsid="00576d14"/>
    </style:style>
    <style:style style:name="T496" style:family="text">
      <style:text-properties style:font-name="Calibri1"/>
    </style:style>
    <style:style style:name="T497" style:family="text">
      <style:text-properties style:font-name="Calibri1" fo:font-size="10.5pt" fo:font-weight="normal" style:font-size-asian="10.5pt" style:font-weight-asian="normal" style:font-name-complex="Calibri Light1" style:font-size-complex="10.5pt" style:font-weight-complex="normal"/>
    </style:style>
    <style:style style:name="T498"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499"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500"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501"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502"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503"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504"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505"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506"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507"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508"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509"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510"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511"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512"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513"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514"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515"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516"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517"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518"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519"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520"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521" style:family="text">
      <style:text-properties style:font-name="Calibri1" fo:font-size="10.5pt" fo:font-weight="normal" officeooo:rsid="04e64775" style:font-size-asian="10.5pt" style:font-weight-asian="normal" style:font-name-complex="Calibri Light1" style:font-size-complex="10.5pt" style:font-weight-complex="normal"/>
    </style:style>
    <style:style style:name="T522" style:family="text">
      <style:text-properties style:font-name="Calibri1" fo:font-size="10.5pt" fo:font-weight="normal" officeooo:rsid="05046824" style:font-size-asian="10.5pt" style:font-weight-asian="normal" style:font-name-complex="Calibri Light1" style:font-size-complex="10.5pt" style:font-weight-complex="normal"/>
    </style:style>
    <style:style style:name="T523" style:family="text">
      <style:text-properties style:font-name="Calibri1" fo:font-size="10.5pt" fo:font-weight="normal" officeooo:rsid="05287ee9" style:font-size-asian="10.5pt" style:font-weight-asian="normal" style:font-name-complex="Calibri Light1" style:font-size-complex="10.5pt" style:font-weight-complex="normal"/>
    </style:style>
    <style:style style:name="T524" style:family="text">
      <style:text-properties style:font-name="Calibri1" fo:font-size="10.5pt" fo:font-weight="normal" officeooo:rsid="056f1ae4" style:font-size-asian="10.5pt" style:font-weight-asian="normal" style:font-name-complex="Calibri Light1" style:font-size-complex="10.5pt" style:font-weight-complex="normal"/>
    </style:style>
    <style:style style:name="T525" style:family="text">
      <style:text-properties style:font-name="Calibri1" fo:font-size="10.5pt" fo:font-weight="normal" officeooo:rsid="057dea59" style:font-size-asian="10.5pt" style:font-weight-asian="normal" style:font-name-complex="Calibri Light1" style:font-size-complex="10.5pt" style:font-weight-complex="normal"/>
    </style:style>
    <style:style style:name="T526" style:family="text">
      <style:text-properties style:font-name="Calibri1" fo:font-size="10.5pt" fo:font-weight="normal" officeooo:rsid="05eb8469" style:font-size-asian="10.5pt" style:font-weight-asian="normal" style:font-name-complex="Calibri Light1" style:font-size-complex="10.5pt" style:font-weight-complex="normal"/>
    </style:style>
    <style:style style:name="T527" style:family="text">
      <style:text-properties style:font-name="Calibri1" fo:font-size="10.5pt" fo:font-weight="normal" officeooo:rsid="05ed5082" style:font-size-asian="10.5pt" style:font-weight-asian="normal" style:font-name-complex="Calibri Light1" style:font-size-complex="10.5pt" style:font-weight-complex="normal"/>
    </style:style>
    <style:style style:name="T528" style:family="text">
      <style:text-properties style:font-name="Calibri1" fo:font-size="10.5pt" fo:font-weight="normal" officeooo:rsid="0644b040" style:font-size-asian="10.5pt" style:font-weight-asian="normal" style:font-name-complex="Calibri Light1" style:font-size-complex="10.5pt" style:font-weight-complex="normal"/>
    </style:style>
    <style:style style:name="T529" style:family="text">
      <style:text-properties style:font-name="Calibri1" fo:font-size="10.5pt" fo:font-weight="normal" officeooo:rsid="015c3cc3" style:font-size-asian="10.5pt" style:font-weight-asian="normal" style:font-size-complex="10.5pt" style:font-weight-complex="normal"/>
    </style:style>
    <style:style style:name="T530" style:family="text">
      <style:text-properties style:font-name="Calibri1" fo:font-size="10.5pt" fo:font-weight="normal" officeooo:rsid="037980f5" style:font-size-asian="10.5pt" style:font-weight-asian="normal" style:font-size-complex="10.5pt" style:font-weight-complex="normal"/>
    </style:style>
    <style:style style:name="T531" style:family="text">
      <style:text-properties style:font-name="Calibri1" fo:font-size="10.5pt" fo:font-weight="normal" officeooo:rsid="061cda31" style:font-size-asian="10.5pt" style:font-weight-asian="normal" style:font-size-complex="10.5pt" style:font-weight-complex="normal"/>
    </style:style>
    <style:style style:name="T532" style:family="text">
      <style:text-properties style:font-name="Calibri1" fo:font-size="10.5pt" fo:font-weight="normal" officeooo:rsid="03bb6a0e" style:font-size-asian="10.5pt" style:font-weight-asian="normal" style:font-size-complex="10.5pt" style:font-weight-complex="normal"/>
    </style:style>
    <style:style style:name="T533" style:family="text">
      <style:text-properties style:font-name="Calibri1" fo:font-size="10.5pt" fo:font-weight="normal" officeooo:rsid="039f3c7b" style:font-size-asian="10.5pt" style:font-weight-asian="normal" style:font-size-complex="10.5pt" style:font-weight-complex="normal"/>
    </style:style>
    <style:style style:name="T534" style:family="text">
      <style:text-properties style:font-name="Calibri1" fo:font-size="10.5pt" fo:font-weight="normal" officeooo:rsid="0643dbf6" style:font-size-asian="10.5pt" style:font-weight-asian="normal" style:font-size-complex="10.5pt" style:font-weight-complex="normal"/>
    </style:style>
    <style:style style:name="T535" style:family="text">
      <style:text-properties style:font-name="Calibri1" fo:font-size="10.5pt" fo:font-weight="normal" officeooo:rsid="06442f46" style:font-size-asian="10.5pt" style:font-weight-asian="normal" style:font-size-complex="10.5pt" style:font-weight-complex="normal"/>
    </style:style>
    <style:style style:name="T536" style:family="text">
      <style:text-properties style:font-name="Calibri1" officeooo:rsid="0626acd1"/>
    </style:style>
    <style:style style:name="T537" style:family="text">
      <style:text-properties officeooo:rsid="012a4d9b"/>
    </style:style>
    <style:style style:name="T538" style:family="text">
      <style:text-properties officeooo:rsid="02082ddc"/>
    </style:style>
    <style:style style:name="T539" style:family="text">
      <style:text-properties officeooo:rsid="0242fc99"/>
    </style:style>
    <style:style style:name="T540" style:family="text">
      <style:text-properties fo:font-weight="normal" style:font-weight-asian="normal" style:font-weight-complex="normal"/>
    </style:style>
    <style:style style:name="T541" style:family="text">
      <style:text-properties fo:font-weight="normal" officeooo:rsid="00e2a082" style:font-weight-asian="normal" style:font-weight-complex="normal"/>
    </style:style>
    <style:style style:name="T542" style:family="text">
      <style:text-properties fo:font-weight="normal" officeooo:rsid="008758a8" style:font-weight-asian="normal" style:font-weight-complex="normal"/>
    </style:style>
    <style:style style:name="T543" style:family="text">
      <style:text-properties fo:font-weight="normal" officeooo:rsid="02a18e52" style:font-weight-asian="normal" style:font-weight-complex="normal"/>
    </style:style>
    <style:style style:name="T544" style:family="text">
      <style:text-properties fo:font-weight="normal" officeooo:rsid="02905975" style:font-weight-asian="normal" style:font-weight-complex="normal"/>
    </style:style>
    <style:style style:name="T545" style:family="text">
      <style:text-properties fo:font-weight="normal" officeooo:rsid="02af9168" style:font-weight-asian="normal" style:font-weight-complex="normal"/>
    </style:style>
    <style:style style:name="T546" style:family="text">
      <style:text-properties fo:font-weight="normal" officeooo:rsid="0339a030" style:font-weight-asian="normal" style:font-weight-complex="normal"/>
    </style:style>
    <style:style style:name="T547" style:family="text">
      <style:text-properties fo:font-weight="normal" officeooo:rsid="03505c35" style:font-weight-asian="normal" style:font-weight-complex="normal"/>
    </style:style>
    <style:style style:name="T548" style:family="text">
      <style:text-properties fo:font-weight="normal" officeooo:rsid="011d1c05" style:font-weight-asian="normal" style:font-weight-complex="normal"/>
    </style:style>
    <style:style style:name="T549" style:family="text">
      <style:text-properties fo:font-weight="normal" officeooo:rsid="05fecb49" style:font-weight-asian="normal" style:font-weight-complex="normal"/>
    </style:style>
    <style:style style:name="T550" style:family="text">
      <style:text-properties fo:font-weight="normal" officeooo:rsid="037ebf90" style:font-weight-asian="normal" style:font-weight-complex="normal"/>
    </style:style>
    <style:style style:name="T551" style:family="text">
      <style:text-properties fo:font-weight="normal" officeooo:rsid="0644b040" style:font-weight-asian="normal" style:font-weight-complex="normal"/>
    </style:style>
    <style:style style:name="T552" style:family="text">
      <style:text-properties officeooo:rsid="02b99967"/>
    </style:style>
    <style:style style:name="T553" style:family="text">
      <style:text-properties style:font-name="Calibri" style:font-name-asian="Times New Roman1" style:font-name-complex="Calibri2"/>
    </style:style>
    <style:style style:name="T554" style:family="text">
      <style:text-properties officeooo:rsid="0339a030"/>
    </style:style>
    <style:style style:name="T555" style:family="text">
      <style:text-properties officeooo:rsid="0271b4e8"/>
    </style:style>
    <style:style style:name="T556" style:family="text">
      <style:text-properties officeooo:rsid="02763202"/>
    </style:style>
    <style:style style:name="T557" style:family="text">
      <style:text-properties officeooo:rsid="033fb2af"/>
    </style:style>
    <style:style style:name="T558" style:family="text">
      <style:text-properties officeooo:rsid="034160cf"/>
    </style:style>
    <style:style style:name="T559" style:family="text">
      <style:text-properties officeooo:rsid="034aae88"/>
    </style:style>
    <style:style style:name="T560" style:family="text">
      <style:text-properties fo:language="en" fo:country="US" officeooo:rsid="03bc1708" style:letter-kerning="false" style:language-asian="en" style:country-asian="US" style:language-complex="ar" style:country-complex="SA"/>
    </style:style>
    <style:style style:name="T561" style:family="text">
      <style:text-properties fo:language="en" fo:country="US" officeooo:rsid="00805d00" style:letter-kerning="false" style:language-asian="en" style:country-asian="US" style:language-complex="ar" style:country-complex="SA"/>
    </style:style>
    <style:style style:name="T562" style:family="text">
      <style:text-properties fo:language="en" fo:country="US" officeooo:rsid="04753281" style:letter-kerning="false" style:language-asian="en" style:country-asian="US" style:language-complex="ar" style:country-complex="SA"/>
    </style:style>
    <style:style style:name="T563" style:family="text">
      <style:text-properties officeooo:rsid="0430dff1"/>
    </style:style>
    <style:style style:name="T564" style:family="text">
      <style:text-properties officeooo:rsid="0469ed5e"/>
    </style:style>
    <style:style style:name="T565" style:family="text">
      <style:text-properties officeooo:rsid="04fbbe76"/>
    </style:style>
    <style:style style:name="T566" style:family="text">
      <style:text-properties officeooo:rsid="04fd4658"/>
    </style:style>
    <style:style style:name="T567" style:family="text">
      <style:text-properties officeooo:rsid="0508c9f3"/>
    </style:style>
    <style:style style:name="T568" style:family="text">
      <style:text-properties officeooo:rsid="0324fe2c"/>
    </style:style>
    <style:style style:name="T569" style:family="text">
      <style:text-properties officeooo:rsid="017f3146"/>
    </style:style>
    <style:style style:name="T570" style:family="text">
      <style:text-properties officeooo:rsid="017fe2e4"/>
    </style:style>
    <style:style style:name="T571" style:family="text">
      <style:text-properties officeooo:rsid="017a228d"/>
    </style:style>
    <style:style style:name="T572" style:family="text">
      <style:text-properties officeooo:rsid="04c6ea58"/>
    </style:style>
    <style:style style:name="T573" style:family="text">
      <style:text-properties officeooo:rsid="05499405"/>
    </style:style>
    <style:style style:name="T574" style:family="text">
      <style:text-properties officeooo:rsid="054a920d"/>
    </style:style>
    <style:style style:name="T575" style:family="text">
      <style:text-properties officeooo:rsid="055c4ca4"/>
    </style:style>
    <style:style style:name="T576" style:family="text">
      <style:text-properties officeooo:rsid="0565874e"/>
    </style:style>
    <style:style style:name="T577" style:family="text">
      <style:text-properties officeooo:rsid="058cc6a3"/>
    </style:style>
    <style:style style:name="T578" style:family="text">
      <style:text-properties officeooo:rsid="05bc4408"/>
    </style:style>
    <style:style style:name="T579" style:family="text">
      <style:text-properties officeooo:rsid="00595d47"/>
    </style:style>
    <style:style style:name="T580" style:family="text">
      <style:text-properties officeooo:rsid="01212210"/>
    </style:style>
    <style:style style:name="T581" style:family="text">
      <style:text-properties officeooo:rsid="0123048b"/>
    </style:style>
    <style:style style:name="T582" style:family="text">
      <style:text-properties officeooo:rsid="04865964"/>
    </style:style>
    <style:style style:name="T583" style:family="text">
      <style:text-properties officeooo:rsid="01e85d32"/>
    </style:style>
    <style:style style:name="T584" style:family="text">
      <style:text-properties officeooo:rsid="05d94af0"/>
    </style:style>
    <style:style style:name="T585" style:family="text">
      <style:text-properties officeooo:rsid="05dab522"/>
    </style:style>
    <style:style style:name="T586" style:family="text">
      <style:text-properties officeooo:rsid="05df0afd"/>
    </style:style>
    <style:style style:name="T587" style:family="text">
      <style:text-properties officeooo:rsid="05e3f433"/>
    </style:style>
    <style:style style:name="T588" style:family="text">
      <style:text-properties officeooo:rsid="05e4e23d"/>
    </style:style>
    <style:style style:name="T589" style:family="text">
      <style:text-properties officeooo:rsid="05e7786a"/>
    </style:style>
    <style:style style:name="T590" style:family="text">
      <style:text-properties officeooo:rsid="05e8d7bd"/>
    </style:style>
    <style:style style:name="T591" style:family="text">
      <style:text-properties officeooo:rsid="05ea205a"/>
    </style:style>
    <style:style style:name="T592" style:family="text">
      <style:text-properties officeooo:rsid="0601a14b"/>
    </style:style>
    <style:style style:name="T593" style:family="text">
      <style:text-properties officeooo:rsid="0618271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text:span text:style-name="T562">Authorization-</text:span><text:span text:style-name="T560">E</text:span><text:span text:style-name="T561">nhanced </text:span><text:span text:style-name="T562">M</text:span><text:span text:style-name="T561">ail System</text:span></text:p>
      <text:p text:style-name="P6">Igor Zboran</text:p>
      <text:p text:style-name="P7"><text:span text:style-name="T552">izboran</text:span>@<text:span text:style-name="T552">gmail.com</text:span></text:p>
      <text:p text:style-name="P35"><text:span text:style-name="T2">May</text:span><text:span text:style-name="T553"> </text:span><text:span text:style-name="T9">24</text:span><text:span text:style-name="T553">, </text:span><text:span text:style-name="T7">202</text:span><text:span text:style-name="T8">1</text:span></text:p>
      <text:p text:style-name="P39">Abstract</text:p>
      <text:p text:style-name="P38"><text:span text:style-name="T416">Electronic mail (email) is the most </text:span><text:span text:style-name="T417">pervasive form of</text:span><text:span text:style-name="T416"> </text:span><text:span text:style-name="T418">business </text:span><text:span text:style-name="T416">information </text:span><text:span text:style-name="T417">exchang</text:span><text:span text:style-name="T419">e</text:span><text:span text:style-name="T416">. Email is often used not only as an interpersonal communication tool, but also as the default choice to send files. </text:span><text:span text:style-name="T420">In this paper </text:span><text:span text:style-name="T416">the </text:span><text:span text:style-name="T420">User-Managed Access (UMA) authorization framework is proposed to</text:span><text:span text:style-name="T416"> </text:span><text:span text:style-name="T421">address</text:span><text:span text:style-name="T422"> </text:span><text:span text:style-name="T423">data </text:span><text:span text:style-name="T424">storage, </text:span><text:span text:style-name="T423">access </text:span><text:span text:style-name="T425">control </text:span><text:span text:style-name="T423">and </text:span><text:span text:style-name="T426">data </text:span><text:span text:style-name="T420">transfer </text:span><text:span text:style-name="T427">limitation</text:span><text:span text:style-name="T420">s</text:span><text:span text:style-name="T427"> of </text:span><text:span text:style-name="T428">the </text:span><text:span text:style-name="T427">current mail system</text:span><text:span text:style-name="T429">.</text:span><text:span text:style-name="T430"> </text:span><text:span text:style-name="T431">O</text:span><text:span text:style-name="T432">utgoing mail </text:span><text:span text:style-name="T433">is</text:span><text:span text:style-name="T432"> </text:span><text:span text:style-name="T433">typically transferred</text:span><text:span text:style-name="T432"> from </text:span><text:span text:style-name="T434">the </text:span><text:span text:style-name="T433">source</text:span><text:span text:style-name="T432"> system to </text:span><text:span text:style-name="T433">the destination</text:span><text:span text:style-name="T432"> system </text:span><text:span text:style-name="T433">as </text:span><text:span text:style-name="T434">a single</text:span><text:span text:style-name="T433"> </text:span><text:span text:style-name="T434">text-encoded</text:span><text:span text:style-name="T433"> </text:span><text:span text:style-name="T434">file </text:span><text:span text:style-name="T432">using </text:span><text:span text:style-name="T431">Simple Mail Transfer Protocol </text:span><text:span text:style-name="T432">(SMTP). </text:span><text:span text:style-name="T435">SMTP</text:span><text:span text:style-name="T436"> </text:span><text:span text:style-name="T431">is a </text:span><text:span text:style-name="T432">push</text:span><text:span text:style-name="T431"> protocol only. </text:span><text:span text:style-name="T437">The UMA framework introduces </text:span><text:span text:style-name="T438">a r</text:span><text:span text:style-name="T437">esource </text:span><text:span text:style-name="T438">s</text:span><text:span text:style-name="T437">erver </text:span><text:span text:style-name="T439">and </text:span><text:span text:style-name="T438">an a</text:span><text:span text:style-name="T437">uthorization </text:span><text:span text:style-name="T438">s</text:span><text:span text:style-name="T437">erver</text:span><text:span text:style-name="T439"> </text:span><text:span text:style-name="T437">into </text:span><text:span text:style-name="T440">the </text:span><text:span text:style-name="T437">mail system. </text:span><text:span text:style-name="T439">The </text:span><text:span text:style-name="T438">r</text:span><text:span text:style-name="T437">esource </text:span><text:span text:style-name="T438">s</text:span><text:span text:style-name="T437">erver</text:span><text:span text:style-name="T439"> is accessed </text:span><text:span text:style-name="T431">generally </text:span><text:span text:style-name="T439">by HTTP </text:span><text:span text:style-name="T441">pull </text:span><text:span text:style-name="T439">protocol</text:span><text:span text:style-name="T442">. </text:span><text:span text:style-name="T443">The</text:span><text:bookmark text:name="Use_of_pull,_push,_and_hybrid_push-pull_strategy"/><text:span text:style-name="T443"> </text:span><text:span text:style-name="T485">two-way</text:span><text:span text:style-name="T486"> </text:span><text:span text:style-name="T443">push-pull data transfer in combination with </text:span><text:span text:style-name="T444">a </text:span><text:span text:style-name="T443">data </text:span><text:span text:style-name="T445">storage system controlled by </text:span><text:span text:style-name="T446">the</text:span><text:span text:style-name="T444"> </text:span><text:span text:style-name="T447">standardized </text:span><text:span text:style-name="T445">authorization </text:span><text:span text:style-name="T448">framework</text:span><text:span text:style-name="T443"> significantly leverages email security, enhances mail system utilization </text:span><text:span text:style-name="T449">and </text:span><text:span text:style-name="T447">elevates the</text:span><text:span text:style-name="T445"> </text:span><text:span text:style-name="T450">e</text:span><text:span text:style-name="T447">mail ecosystem </text:span><text:span text:style-name="T451">to</text:span><text:span text:style-name="T447"> </text:span><text:span text:style-name="T449">the</text:span><text:span text:style-name="T452"> </text:span><text:span text:style-name="T443">ubiquitous</text:span><text:span text:style-name="T453"> C</text:span><text:span text:style-name="T443">ontent </text:span><text:span text:style-name="T453">S</text:span><text:span text:style-name="T443">ervices </text:span><text:span text:style-name="T454">p</text:span><text:span text:style-name="T443">latform.</text:span></text:p>
      <text:p text:style-name="P40">Introduction</text:p>
      <text:p text:style-name="P25">The main components of the mail system have been designed between 1971 and 1992 by many inventors. In the course of time, email has become the most commonly used application of the Internet. Nowadays email is the only truly <text:span text:style-name="T10">decentralized</text:span> communication system of the Internet <text:span text:style-name="T455">and the email infrastructure forms the backbone of the worldwide digital identity.</text:span></text:p>
      <text:p text:style-name="P40">Problem</text:p>
      <text:p text:style-name="P24">Despite the importance of email infrastructure, the whole ecosystem still relies on over 40 year-old architecture and protocol design. There are spam and attachment issues from the very beginning. <text:span text:style-name="T356">The mail system, while conceptually sound as a communication means, is structurally obsolete and functionally deficient.</text:span></text:p>
      <text:p text:style-name="P85"><text:span text:style-name="T357">Current</text:span><text:span text:style-name="T358"> </text:span><text:span text:style-name="T357">Situation</text:span></text:p>
      <text:p text:style-name="P26"><text:span text:style-name="T359">With the rising popularity of free</text:span><text:span text:style-name="T365"> </text:span><text:span text:style-name="T359">email providers, such as Gmail or Outlook.com, </text:span><text:span text:style-name="T362">w</text:span><text:span text:style-name="T361">eb-browsers</text:span><text:span text:style-name="T360"> are increasingly being used to access </text:span><text:span text:style-name="T388">the </text:span><text:span text:style-name="T360">mail server. From a user standpoint, </text:span><text:span text:style-name="T367">it is easy</text:span><text:span text:style-name="T366"> </text:span><text:span text:style-name="T360">to read and send email</text:span><text:span text:style-name="T388">s</text:span><text:span text:style-name="T360"> </text:span><text:span text:style-name="T366">via web-browser </text:span><text:span text:style-name="T364">on</text:span><text:span text:style-name="T360"> </text:span><text:span text:style-name="T363">any device, from </text:span><text:span text:style-name="T360">anywhere in the </text:span><text:span text:style-name="T363">w</text:span><text:span text:style-name="T360">orld. </text:span><text:span text:style-name="T368">Centralized access to the mailboxes, </text:span><text:bookmark text:name="tw-target-text"/><text:span text:style-name="T456">increases the security of web-based mail systems.</text:span></text:p>
      <text:p text:style-name="P44">Current Flaws</text:p>
      <text:p text:style-name="P32"><text:span text:style-name="T369">Even though the main email service providers claim email accounts to be safe, the fact remains that major security and functional flaws are not fixed.</text:span><text:span text:style-name="T370"> </text:span><text:span text:style-name="T371">T</text:span><text:span text:style-name="T372">here </text:span><text:span text:style-name="T373">is </text:span><text:span text:style-name="T374">still </text:span><text:span text:style-name="T375">an</text:span><text:span text:style-name="T372"> attachments delivery </text:span><text:span text:style-name="T376">dichotomy;</text:span><text:span text:style-name="T372"> </text:span><text:span text:style-name="T377">bulky files are not transferred as an attachment but are shared via links. </text:span><text:span text:style-name="T378">A</text:span><text:span text:style-name="T379">n</text:span><text:span text:style-name="T378"> “</text:span><text:span text:style-name="T379">attachment</text:span><text:span text:style-name="T378"> sharing” is not natural for </text:span><text:span text:style-name="T403">current mail</text:span><text:span text:style-name="T378"> systems </text:span><text:span text:style-name="T379">where each message </text:span><text:span text:style-name="T380">with attachments </text:span><text:span text:style-name="T379">is expected to be </text:span><text:span text:style-name="T389">time-</text:span><text:span text:style-name="T379">consistent.</text:span><text:span text:style-name="T378"> </text:span><text:span text:style-name="T381">Shared links pose a </text:span><text:span text:style-name="T399">consent</text:span><text:span text:style-name="T381"> phishing attack threat where attacker tricks user</text:span><text:span text:style-name="T382">s</text:span><text:span text:style-name="T381"> into granting a malicious application access to sensitive resources. </text:span><text:span text:style-name="T400">This is known as</text:span><text:span text:style-name="T383"> an OAuth 2.0 authorization exploit.</text:span><text:span text:style-name="T378"> </text:span><text:span text:style-name="T384">The </text:span><text:span text:style-name="T387">Authorization-</text:span><text:span text:style-name="T385">Enhanced </text:span><text:span text:style-name="T387">M</text:span><text:span text:style-name="T385">ail System</text:span><text:span text:style-name="T384"> </text:span><text:span text:style-name="T401">is </text:span><text:span text:style-name="T385">resistant to this security exploit </text:span><text:span text:style-name="T386">as there are no direct user </text:span><text:span text:style-name="T402">involvement</text:span><text:span text:style-name="T386"> in access granting.</text:span></text:p>
      <text:p text:style-name="P47"><text:span text:style-name="T352"/></text:p>
      <text:p text:style-name="P47"><text:soft-page-break/><text:span text:style-name="T352">Proposed </text:span><text:span text:style-name="T321">Solution</text:span></text:p>
      <text:p text:style-name="P27"><text:span text:style-name="T499">Given that </text:span><text:span text:style-name="T521">the </text:span><text:span text:style-name="T499">mail system is lagging behind modern communication and collaboration </text:span><text:span text:style-name="T43">tools</text:span><text:span text:style-name="T20">, we propose a</text:span><text:span text:style-name="T26">n</text:span><text:span text:style-name="T20"> OAuth-based access </text:span><text:span text:style-name="T27">control </text:span><text:span text:style-name="T20">management </text:span><text:span text:style-name="T21">and </text:span><text:span text:style-name="T28">con</text:span><text:span text:style-name="T27">sequent</text:span><text:span text:style-name="T29">ly a</text:span><text:span text:style-name="T25"> </text:span><text:span text:style-name="T30">new </text:span><text:span text:style-name="T21">data </text:span><text:span text:style-name="T105">exchange</text:span><text:span text:style-name="T25"> channel </text:span><text:span text:style-name="T23">for</text:span><text:span text:style-name="T22"> </text:span><text:span text:style-name="T116">the </text:span><text:span text:style-name="T22">email </text:span><text:span text:style-name="T24">eco</text:span><text:span text:style-name="T20">system.</text:span></text:p>
      <text:p text:style-name="P41">Motivation</text:p>
      <text:p text:style-name="P28"><text:span text:style-name="T16">Email still the most popular communication tool is lacking an important part of today's modern</text:span><text:span text:style-name="T15"> system</text:span><text:span text:style-name="T17">s</text:span><text:span text:style-name="T15"> – </text:span><text:span text:style-name="T16">an authorization framework. Understanding this lead </text:span><text:span text:style-name="T18">us to implement the </text:span><text:span text:style-name="T239">UMA</text:span><text:span text:style-name="T18"> authorization framework in</text:span><text:span text:style-name="T19">to</text:span><text:span text:style-name="T18"> </text:span><text:span text:style-name="T117">the </text:span><text:span text:style-name="T18">mail system</text:span><text:span text:style-name="T16">. At the core of the proposed solution is an attempt to improve the usability of email – not only as an interpersonal communication tool, but also as the default choice to send and store files. </text:span></text:p>
      <text:p text:style-name="P62">Main <text:span text:style-name="T537">C</text:span>oncept</text:p>
      <text:p text:style-name="P48"><text:span text:style-name="T398">T</text:span><text:span text:style-name="T392">he Authorization-</text:span><text:span text:style-name="T393">Enhanced </text:span><text:span text:style-name="T405">M</text:span><text:span text:style-name="T393">ail System</text:span><text:span text:style-name="T35"> </text:span><text:span text:style-name="T149">is</text:span><text:span text:style-name="T35"> designed to follow the </text:span><text:span text:style-name="T149">Identity and Access Management </text:span><text:span text:style-name="T150">(IAM) </text:span><text:span text:style-name="T35">best practices while keeping compatibility with </text:span><text:span text:style-name="T222">the </text:span><text:span text:style-name="T35">current mail system. </text:span><text:span text:style-name="T345">We propose to incorporate the UMA framework between the mail system with standardized SMTP/POP3/IMAP interface and the proprietary RESTful web-based </text:span><text:span text:style-name="T346">email </text:span><text:span text:style-name="T345">application </text:span><text:span text:style-name="T347">as it is</text:span><text:span text:style-name="T345"> illustrated in Figure 1.</text:span></text:p>
      <text:p text:style-name="P5"/>
      <text:p text:style-name="P16"><text:span text:style-name="T38"/></text:p>
      <text:p text:style-name="P10"/>
      <text:p text:style-name="P100"><text:span text:style-name="T142"/></text:p>
      <text:p text:style-name="P100"><text:span text:style-name="T142"/></text:p>
      <text:p text:style-name="P100"><text:span text:style-name="T142"/></text:p>
      <text:p text:style-name="P100"><text:span text:style-name="T142"/></text:p>
      <text:p text:style-name="P100"><text:span text:style-name="T142"/></text:p>
      <text:p text:style-name="P100"><text:span text:style-name="T142"/></text:p>
      <text:p text:style-name="P100"><text:span text:style-name="T142"/></text:p>
      <text:p text:style-name="P100"><text:span text:style-name="T142"/></text:p>
      <text:p text:style-name="P100"><text:span text:style-name="T142"/></text:p>
      <text:p text:style-name="P100"><text:span text:style-name="T142"/></text:p>
      <text:p text:style-name="P100"><text:span text:style-name="T142"/></text:p>
      <text:p text:style-name="P100"><text:span text:style-name="T142"/></text:p>
      <text:p text:style-name="P100"><text:span text:style-name="T142"/></text:p>
      <text:p text:style-name="P97"><text:span text:style-name="T36"/></text:p>
      <text:p text:style-name="P49"><text:span text:style-name="T353"/></text:p>
      <text:p text:style-name="P49"><text:soft-page-break/><text:span text:style-name="T353">Features and Comparison with </text:span><text:span text:style-name="T354">C</text:span><text:span text:style-name="T353">urrent </text:span><text:span text:style-name="T355">M</text:span><text:span text:style-name="T320">ail System</text:span></text:p>
      <text:p text:style-name="P30"><text:span text:style-name="T503">The novelty of </text:span><text:span text:style-name="T55">the</text:span><text:span text:style-name="T503"> proposed </text:span><text:span text:style-name="T505">solution </text:span><text:span text:style-name="T503">approach can be assessed by comparison with the current mail system.</text:span></text:p>
      <text:p text:style-name="P43"><text:span text:style-name="T539">New </text:span>Features</text:p>
      <text:p text:style-name="P59"><text:span text:style-name="T503">The proposed </text:span><text:span text:style-name="T201">AEM</text:span><text:span text:style-name="T122">S</text:span><text:span text:style-name="T503"> solution </text:span><text:span text:style-name="T112">provides</text:span><text:span text:style-name="T503"> several </text:span><text:span text:style-name="T112">new</text:span><text:span text:style-name="T503"> features that are lacking in </text:span><text:span text:style-name="T522">the </text:span><text:span text:style-name="T503">current mail system:</text:span></text:p>
      <text:list xml:id="list2992248405" text:style-name="L6">
        <text:list-item>
          <text:p text:style-name="P108"><text:span text:style-name="T507">I</text:span><text:span text:style-name="T497">ntrinsic privacy-preserving </text:span><text:span text:style-name="T59">properties</text:span><text:span text:style-name="T56">. </text:span><text:span text:style-name="T506">Each user can have </text:span><text:span text:style-name="T57">their</text:span><text:span text:style-name="T506"> own separate </text:span><text:span text:style-name="T526">UMA/</text:span><text:span text:style-name="T252">MBX</text:span><text:span text:style-name="T518"> as an </text:span><text:span text:style-name="T522">e</text:span><text:span text:style-name="T508">mail </text:span><text:span text:style-name="T506">reposi</text:span><text:span text:style-name="T508">t</text:span><text:span text:style-name="T506">ory. </text:span><text:span text:style-name="T512">The user can </text:span><text:span text:style-name="T109">run</text:span><text:span text:style-name="T512"> </text:span><text:span text:style-name="T226">his</text:span><text:span text:style-name="T512"> own </text:span><text:span text:style-name="T526">UMA/</text:span><text:span text:style-name="T252">MBX</text:span><text:span text:style-name="T512">, even </text:span><text:span text:style-name="T226">his</text:span><text:span text:style-name="T512"> own </text:span><text:span text:style-name="T124">AS</text:span><text:span text:style-name="T512">.</text:span></text:p>
        </text:list-item>
        <text:list-item>
          <text:p text:style-name="P125"><text:span text:style-name="T237">Single</text:span><text:span text:style-name="T497"> </text:span><text:span text:style-name="T526">UMA/</text:span><text:span text:style-name="T252">MBX</text:span><text:span text:style-name="T237"> </text:span><text:span text:style-name="T497">for both incoming and outgoing emails.</text:span></text:p>
        </text:list-item>
        <text:list-item>
          <text:p text:style-name="P125"><text:span text:style-name="T512">M</text:span><text:span text:style-name="T497">ultiple </text:span><text:span text:style-name="T526">UMA/</text:span><text:span text:style-name="T252">MBX</text:span><text:span text:style-name="T497">s </text:span><text:span text:style-name="T237">per</text:span><text:span text:style-name="T497"> </text:span><text:span text:style-name="T237">one email </text:span><text:span text:style-name="T238">address</text:span><text:span text:style-name="T237">.</text:span></text:p>
        </text:list-item>
        <text:list-item>
          <text:p text:style-name="P109"><text:span text:style-name="T509">Built-in cross-domain autonomic </text:span><text:span text:style-name="T520">(without </text:span><text:span text:style-name="T457">conscious</text:span><text:span text:style-name="T494"> </text:span><text:span text:style-name="T520">user intervention) </text:span><text:span text:style-name="T510">access </text:span><text:span text:style-name="T509">control </text:span><text:span text:style-name="T147">using</text:span><text:span text:style-name="T511"> </text:span><text:span text:style-name="T516">the </text:span><text:span text:style-name="T511">standardized UMA framework.</text:span></text:p>
        </text:list-item>
        <text:list-item>
          <text:p text:style-name="P123">Autonomous (without interfering with the mail system) data exchange channel.</text:p>
        </text:list-item>
        <text:list-item>
          <text:p text:style-name="P108"><text:span text:style-name="T12">No attachments size limit. </text:span><text:span text:style-name="T58">A</text:span><text:span text:style-name="T12">ttachments are transferred </text:span><text:span text:style-name="T59">as separate files</text:span><text:span text:style-name="T12"> without size limit.</text:span></text:p>
        </text:list-item>
        <text:list-item>
          <text:p text:style-name="P110"><text:span text:style-name="T108">Linked content </text:span><text:span text:style-name="T12">using a clickable hyperlink</text:span><text:span text:style-name="T108">s</text:span><text:span text:style-name="T12">.</text:span></text:p>
        </text:list-item>
        <text:list-item>
          <text:p text:style-name="P111"><text:span text:style-name="T12">Instant </text:span><text:span text:style-name="T59">messages.</text:span><text:span text:style-name="T12"> </text:span><text:span text:style-name="T59">Messages</text:span><text:span text:style-name="T12"> </text:span><text:span text:style-name="T59">and attachments </text:span><text:span text:style-name="T12">are transferred separately, </text:span><text:span text:style-name="T59">there is no need to wait for incoming bulky message-</text:span><text:span text:style-name="T66">with-</text:span><text:span text:style-name="T59">attachments file. </text:span><text:span text:style-name="T62">Attachment</text:span><text:span text:style-name="T63">s</text:span><text:span text:style-name="T62">-stripped bare</text:span><text:span text:style-name="T61"> m</text:span><text:span text:style-name="T60">essages are </text:span><text:span text:style-name="T65">tra</text:span><text:span text:style-name="T68">n</text:span><text:span text:style-name="T65">sferred</text:span><text:span text:style-name="T60"> </text:span><text:span text:style-name="T64">with</text:span><text:span text:style-name="T60"> a </text:span><text:span text:style-name="T67">higher </text:span><text:span text:style-name="T60">priority.</text:span></text:p>
        </text:list-item>
      </text:list>
      <text:p text:style-name="P86"><text:span text:style-name="T349">Comparison with </text:span><text:span text:style-name="T350">C</text:span><text:span text:style-name="T349">urrent </text:span><text:span text:style-name="T351">M</text:span><text:span text:style-name="T322">ail System</text:span></text:p>
      <text:p text:style-name="P36"><text:span text:style-name="T234">T</text:span><text:span text:style-name="T54">he </text:span><text:span text:style-name="T53">use of</text:span><text:span text:style-name="T504"> </text:span><text:span text:style-name="T201">AEM</text:span><text:span text:style-name="T122">S</text:span><text:span text:style-name="T504"> has many advantages over </text:span><text:span text:style-name="T517">the </text:span><text:span text:style-name="T252">current</text:span><text:span text:style-name="T504"> mail system. </text:span><text:span text:style-name="T525">The </text:span><text:span text:style-name="T201">AEM</text:span><text:span text:style-name="T122">S</text:span><text:span text:style-name="T504"> architecture increases the robustness and performance of the existing mail system. </text:span><text:span text:style-name="T513">In the following we highlight the advantages of the proposed solution compared to the current mail system.</text:span></text:p>
      <text:p text:style-name="P50"><text:span text:style-name="T513">1. </text:span><text:span text:style-name="T69">Security </text:span><text:span text:style-name="T71">and Privacy</text:span></text:p>
      <text:p text:style-name="P66">User correspondence takes place between UMA Mailboxes. The mailbox of the standard email system becomes redundant and is only used for system (registration, authorization) emails. This architecture guarantees more control over potential security and privacy issues such as leakage of intellectual property or loss of confidential content and makes the system compatible with enterprise security policies.</text:p>
      <text:p text:style-name="P50"><text:span text:style-name="T513">2. </text:span><text:span text:style-name="T69">Usability</text:span></text:p>
      <text:p text:style-name="P46">The UMA Mailbox is decoupled from the email address. This allows a user with a single email address to use simultaneously multiple UMA Mailboxes. To separate official, business, personal and healthcare correspondence, AEMS provides the flexibility for storing emails according to various criteria within an appropriate UMA Mailbox provider.</text:p>
      <text:p text:style-name="P84"><text:span text:style-name="T415">3. </text:span><text:span text:style-name="T414">Platform</text:span></text:p>
      <text:p text:style-name="P45">With the capability to store, locate, send and receive any content including documents, images, audios and videos, the proposed solution can be considered a promising platform for Content Services.</text:p>
      <text:p text:style-name="P50"><text:span text:style-name="T523">4</text:span><text:span text:style-name="T513">. </text:span><text:span text:style-name="T70">Integrations</text:span></text:p>
      <text:p text:style-name="P33"><text:span text:style-name="T201">AEM</text:span><text:span text:style-name="T122">S</text:span><text:span text:style-name="T73"> provides</text:span><text:span text:style-name="T72"> </text:span><text:span text:style-name="T75">a </text:span><text:span text:style-name="T391">standardized</text:span><text:span text:style-name="T74"> </text:span><text:span text:style-name="T72">Restful/</text:span><text:span text:style-name="T235">GraphQL </text:span><text:span text:style-name="T236">application</text:span><text:span text:style-name="T72"> interface </text:span><text:span text:style-name="T488">to ease the integrations</text:span><text:span text:style-name="T489"> with</text:span><text:span text:style-name="T488"> external marketing, sales, Enterprise </text:span><text:span text:style-name="T491">C</text:span><text:span text:style-name="T488">ontent </text:span><text:span text:style-name="T491">M</text:span><text:span text:style-name="T488">anagement </text:span><text:span text:style-name="T491">(</text:span><text:span text:style-name="T490">ECM</text:span><text:span text:style-name="T491">)</text:span><text:span text:style-name="T490"> </text:span><text:span text:style-name="T488">or Customer </text:span><text:span text:style-name="T491">R</text:span><text:span text:style-name="T488">elationship </text:span><text:span text:style-name="T491">M</text:span><text:span text:style-name="T488">anagement </text:span><text:span text:style-name="T491">(</text:span><text:span text:style-name="T488">CRM</text:span><text:span text:style-name="T491">)</text:span><text:span text:style-name="T488"> </text:span><text:span text:style-name="T489">systems.</text:span></text:p>
      <text:p text:style-name="P9"/>
      <text:p text:style-name="P40"/>
      <text:p text:style-name="P40"><text:soft-page-break/>Conclusion</text:p>
      <text:p text:style-name="P33"><text:span text:style-name="T201">AEM</text:span><text:span text:style-name="T122">S</text:span><text:span text:style-name="T392"> can play an important role in communication across various industries in the public and private sectors. </text:span><text:span text:style-name="T409">C</text:span><text:span text:style-name="T407">onsolidation</text:span><text:span text:style-name="T392"> of repository, communication and identity represents a </text:span><text:span text:style-name="T410">central</text:span><text:span text:style-name="T392"> </text:span><text:span text:style-name="T411">source</text:span><text:span text:style-name="T392"> </text:span><text:span text:style-name="T408">of</text:span><text:span text:style-name="T392"> information </text:span><text:span text:style-name="T404">within </text:span><text:span text:style-name="T392">any organization.</text:span></text:p>
      <text:p text:style-name="P42">Overall Summary</text:p>
      <text:p text:style-name="P51"><text:span text:style-name="T460">The </text:span><text:span text:style-name="T473">e</text:span><text:span text:style-name="T462">mail </text:span><text:span text:style-name="T471">s</text:span><text:span text:style-name="T462">ystem</text:span><text:span text:style-name="T460"> technology in combination with </text:span><text:span text:style-name="T470">the UMA</text:span><text:span text:style-name="T462"> framework</text:span><text:span text:style-name="T460"> creates a composite architecture that meets the needs of the </text:span><text:span text:style-name="T462">moder</text:span><text:span text:style-name="T463">n</text:span><text:span text:style-name="T462"> communication tool</text:span><text:span text:style-name="T460">. </text:span><text:span text:style-name="T466">The </text:span><text:span text:style-name="T467">proposed solution</text:span><text:span text:style-name="T460"> can be used as a Content Services </text:span><text:span text:style-name="T472">p</text:span><text:span text:style-name="T460">latform to provide the </text:span><text:span text:style-name="T483">e-</text:span><text:span text:style-name="T480">records </text:span><text:span text:style-name="T460">storage, </text:span><text:span text:style-name="T482">exchange</text:span><text:span text:style-name="T460"> </text:span><text:span text:style-name="T478">and retrieval </text:span><text:span text:style-name="T479">system</text:span><text:span text:style-name="T460"> </text:span><text:span text:style-name="T467">protected by the standardized authorization framework utilized </text:span><text:span text:style-name="T468">by users </text:span><text:span text:style-name="T482">through</text:span><text:span text:style-name="T467"> </text:span><text:span text:style-name="T469">the </text:span><text:span text:style-name="T481">email</text:span><text:span text:style-name="T467"> application</text:span><text:span text:style-name="T460">.</text:span></text:p>
      <text:p text:style-name="P34"><text:span text:style-name="T460">A </text:span><text:span text:style-name="T461">consolidated access control and </text:span><text:span text:style-name="T464">a new </text:span><text:span text:style-name="T461">data </text:span><text:span text:style-name="T464">exchange </text:span><text:span text:style-name="T465">mechanism</text:span><text:span text:style-name="T461"> </text:span><text:span text:style-name="T459">leverages email security and enhances </text:span><text:span text:style-name="T474">the </text:span><text:span text:style-name="T459">mail system utilization. </text:span><text:span text:style-name="T475">The question arises as to whether the standard implementation of UMA 2.0 will fit into </text:span><text:span text:style-name="T482">the </text:span><text:span text:style-name="T475">current mail system and how difficult it will be to build </text:span><text:span text:style-name="T477">the</text:span><text:span text:style-name="T475"> </text:span><text:span text:style-name="T476">UMA </text:span><text:span text:style-name="T484">e</text:span><text:span text:style-name="T481">mail</text:span><text:span text:style-name="T475"> extension.</text:span></text:p>
      <text:p text:style-name="P42">Future Work</text:p>
      <text:p text:style-name="P83">The UMA framework brings into the email ecosystem a new data storage and exchange technology that predestine the mail system to become more than a bare messaging tool.</text:p>
      <text:p text:style-name="P52"><text:span text:style-name="T498">The following are </text:span><text:span text:style-name="T14">potential future </text:span><text:span text:style-name="T141">R&amp;D</text:span><text:span text:style-name="T14"> areas</text:span><text:span text:style-name="T497">:</text:span></text:p>
      <text:list xml:id="list907434145" text:style-name="L7">
        <text:list-item>
          <text:p text:style-name="P112"><text:span text:style-name="T527">Use an autoforwarding feature of existing mail system to loose bundling between AEMS </text:span><text:span text:style-name="T279">and the</text:span><text:span text:style-name="T527"> standard mail system</text:span><text:span text:style-name="T12"> </text:span><text:span text:style-name="T279">to drive the AEMS adoption</text:span><text:span text:style-name="T524">.</text:span></text:p>
        </text:list-item>
        <text:list-item>
          <text:p text:style-name="P126"><text:span text:style-name="T246">Explore the possibility of delivering </text:span><text:span text:style-name="T247">the</text:span><text:span text:style-name="T246"> authorization code via SMS; use phone numbers instead of email addresses.</text:span></text:p>
        </text:list-item>
        <text:list-item>
          <text:p text:style-name="P124"><text:span text:style-name="T538">Consider a </text:span><text:span text:style-name="T495">Consent </text:span><text:span text:style-name="T538">mechanism extension design</text:span>.</text:p>
        </text:list-item>
        <text:list-item>
          <text:p text:style-name="P113"><text:span text:style-name="T515">Explore </text:span><text:span text:style-name="T111">linked</text:span><text:span text:style-name="T108"> content </text:span><text:span text:style-name="T12">using a clickable hyperlink</text:span><text:span text:style-name="T108">s</text:span><text:span text:style-name="T12"> </text:span><text:span text:style-name="T110">– </text:span><text:span text:style-name="T12">linking content across the business.</text:span></text:p>
        </text:list-item>
        <text:list-item>
          <text:p text:style-name="P113"><text:span text:style-name="T502">Design </text:span><text:span text:style-name="T48">an extension</text:span><text:span text:style-name="T502"> for </text:span><text:span text:style-name="T47">exchanging tagged messages and attachments</text:span><text:span text:style-name="T12"> </text:span><text:span text:style-name="T110">–</text:span><text:span text:style-name="T12"> grouping </text:span><text:span text:style-name="T111">content </text:span><text:span text:style-name="T12">across the business.</text:span></text:p>
        </text:list-item>
        <text:list-item>
          <text:p text:style-name="P119">Design an attachment versioning extension – <text:span text:style-name="T567">managing </text:span>the attachment <text:span text:style-name="T567">content changes</text:span>.</text:p>
        </text:list-item>
        <text:list-item>
          <text:p text:style-name="P114"><text:span text:style-name="T50">Explore</text:span><text:span text:style-name="T13"> </text:span><text:span text:style-name="T487">h</text:span><text:span text:style-name="T458">ealth information exchange</text:span><text:span text:style-name="T12"> between healthcare professionals </text:span><text:span text:style-name="T45">and </text:span><text:span text:style-name="T51">inspect </text:span><text:span text:style-name="T52">use of </text:span><text:span text:style-name="T50">email</text:span><text:span text:style-name="T49"> </text:span><text:span text:style-name="T46">communication </text:span><text:span text:style-name="T45">between patients and healthcare professionals.</text:span></text:p>
        </text:list-item>
        <text:list-item>
          <text:p text:style-name="P115"><text:span text:style-name="T114">Employ </text:span><text:span text:style-name="T143">regular </text:span><text:span text:style-name="T227">e</text:span><text:span text:style-name="T143">mail clients and applications using </text:span><text:span text:style-name="T114">JMAP </text:span><text:span text:style-name="T204">protocol</text:span><text:span text:style-name="T114"> </text:span><text:span text:style-name="T204">to support</text:span><text:span text:style-name="T114"> a </text:span><text:span text:style-name="T115">standardized</text:span><text:span text:style-name="T114"> email API.</text:span></text:p>
        </text:list-item>
        <text:list-item>
          <text:p text:style-name="P115"><text:span text:style-name="T229">D</text:span><text:span text:style-name="T207">esign </text:span><text:span text:style-name="T228">and use </text:span><text:span text:style-name="T207">a proprietary GraphQL API </text:span><text:span text:style-name="T229">to replace the </text:span><text:span text:style-name="T230">poorly</text:span><text:span text:style-name="T229"> </text:span><text:span text:style-name="T230">adopted</text:span><text:span text:style-name="T229"> JMAP protocol.</text:span></text:p>
        </text:list-item>
        <text:list-item>
          <text:p text:style-name="P116"><text:span text:style-name="T208">Incorporate an</text:span><text:span text:style-name="T207"> electronic mailing/discussion list </text:span><text:span text:style-name="T210">system </text:span><text:span text:style-name="T208">into the </text:span><text:span text:style-name="T231">proposed solution</text:span><text:span text:style-name="T208"> to</text:span><text:span text:style-name="T207"> </text:span><text:span text:style-name="T231">extend</text:span><text:span text:style-name="T207"> </text:span><text:span text:style-name="T209">the </text:span><text:span text:style-name="T207">basic email </text:span><text:span text:style-name="T209">functionality</text:span><text:span text:style-name="T207">.</text:span></text:p>
        </text:list-item>
        <text:list-item>
          <text:p text:style-name="P116"><text:span text:style-name="T211">Explore other</text:span><text:span text:style-name="T208"> </text:span><text:span text:style-name="T211">ways of </text:span><text:span text:style-name="T212">data </text:span><text:span text:style-name="T211">origin authenticity (WebFinger, WebFist), replace SMTP with a web-based protocol.</text:span></text:p>
        </text:list-item>
      </text:list>
      <text:p text:style-name="P2"/>
      <text:p text:style-name="P21"><text:span text:style-name="T12">A prototype implementation of the proposed solution, working as a proof of concept, </text:span><text:span text:style-name="T113">would</text:span><text:span text:style-name="T12"> be interesting to build. </text:span></text:p>
      <text:p text:style-name="P77"/>
      <text:p text:style-name="P77"/>
      <text:p text:style-name="P77"/>
      <text:p text:style-name="P77"/>
      <text:p text:style-name="P77"><text:soft-page-break/>About the Author</text:p>
      <text:p text:style-name="P53"><text:span text:style-name="T93">Igor Zboran </text:span><text:span text:style-name="T94">is </text:span><text:span text:style-name="T93">a mechanical engineer by education with professional experience as a software engineer and solutions architect. </text:span><text:span text:style-name="T94">He</text:span><text:span text:style-name="T93">'d like to transform </text:span><text:span text:style-name="T94">his</text:span><text:span text:style-name="T93"> knowledge into a useful system or service that people would love to use.</text:span></text:p>
      <text:p text:style-name="P31"><text:span text:style-name="T95">Igor</text:span><text:span text:style-name="T93"> </text:span><text:span text:style-name="T96">received Ing. </text:span><text:span text:style-name="T97">d</text:span><text:span text:style-name="T96">egree </text:span><text:span text:style-name="T98">i</text:span><text:span text:style-name="T96">n Mechanical Engineering from the University of Žilina, </text:span><text:span text:style-name="T196">Slovakia</text:span><text:span text:style-name="T96"> in 1988.</text:span><text:span text:style-name="T93"> </text:span><text:span text:style-name="T99">After graduating, he worked in several small private companies as a software developer. </text:span><text:span text:style-name="T100">From 2008 to 2009, he </text:span><text:span text:style-name="T101">provided expert advice to</text:span><text:span text:style-name="T100"> Prague City Hall </text:span><text:span text:style-name="T101">IT department, </text:span><text:span text:style-name="T206">Czech Republic</text:span><text:span text:style-name="T101"> </text:span><text:span text:style-name="T102">as an external consultant</text:span><text:span text:style-name="T100">.</text:span><text:span text:style-name="T93"> </text:span><text:span text:style-name="T96">He </text:span><text:span text:style-name="T103">invented</text:span><text:span text:style-name="T93"> a new decentralized Identity-Based Privacy (IBP) trusted model built around OAuth2 and OpenID Connect standards. </text:span><text:span text:style-name="T104">Igor is a strong proponent of open source software and open standards</text:span><text:span text:style-name="T107">.</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6515f9a"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6512b30"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6497eb8"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text:span text:style-name="MT1">The </text:span><text:span text:style-name="MT2">upcoming UMA-compliant </text:span><text:span text:style-name="MT3">version</text:span> <text:s text:c="116"/>Living <text:span text:style-name="MT4">draft-</text:span><text:span text:style-name="MT5">0</text:span><text:span text:style-name="MT2">2</text:span></text:p>
        <text:p text:style-name="Header"><text:s text:c="162"/>last edited on <text:span text:style-name="MT3">May</text:span> <text:span text:style-name="MT3">24</text:span><text:span text:style-name="MT6">, </text:span>202<text:span text:style-name="MT7">1</text:span>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5-24T11:28:33.708066571</dc:date>
    <meta:editing-cycles>1972</meta:editing-cycles>
    <dc:subject>AEMS</dc:subject>
    <dc:title>Authorization-Enhanced Mail System</dc:title>
    <meta:editing-duration>P34DT10H9M27S</meta:editing-duration>
    <meta:generator>LibreOffice/7.1.3.2$Linux_X86_64 LibreOffice_project/12a8e3cbd24a3757385a302d290655d4f3c7ebf1</meta:generator>
    <meta:keyword>mail email webmail uma authorization aems</meta:keyword>
    <meta:document-statistic meta:table-count="0" meta:image-count="0" meta:object-count="0" meta:page-count="5" meta:paragraph-count="67" meta:word-count="1468" meta:character-count="10265" meta:non-whitespace-character-count="8447"/>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